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10.552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7.428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6.56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5cm" fo:break-before="auto" style:use-optimal-row-height="false"/>
    </style:style>
    <style:style style:name="ro15" style:family="table-row">
      <style:table-row-properties style:row-height="0.575cm" fo:break-before="auto" style:use-optimal-row-height="false"/>
    </style:style>
    <style:style style:name="ro16" style:family="table-row">
      <style:table-row-properties style:row-height="0.559cm" fo:break-before="auto" style:use-optimal-row-height="false"/>
    </style:style>
    <style:style style:name="ro17" style:family="table-row">
      <style:table-row-properties style:row-height="0.478cm" fo:break-before="auto" style:use-optimal-row-height="true"/>
    </style:style>
    <style:style style:name="ro18" style:family="table-row">
      <style:table-row-properties style:row-height="0.526cm" fo:break-before="auto" style:use-optimal-row-height="true"/>
    </style:style>
    <style:style style:name="ro19" style:family="table-row">
      <style:table-row-properties style:row-height="0.467cm" fo:break-before="auto" style:use-optimal-row-height="tru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0.728cm" fo:break-before="auto" style:use-optimal-row-height="true"/>
    </style:style>
    <style:style style:name="ro22" style:family="table-row">
      <style:table-row-properties style:row-height="0.496cm" fo:break-before="auto" style:use-optimal-row-height="true"/>
    </style:style>
    <style:style style:name="ro23" style:family="table-row">
      <style:table-row-properties style:row-height="0.499cm" fo:break-before="auto" style:use-optimal-row-height="false"/>
    </style:style>
    <style:style style:name="ro24" style:family="table-row">
      <style:table-row-properties style:row-height="0.471cm" fo:break-before="auto" style:use-optimal-row-height="true"/>
    </style:style>
    <style:style style:name="ro25" style:family="table-row">
      <style:table-row-properties style:row-height="0.503cm" fo:break-before="auto" style:use-optimal-row-height="false"/>
    </style:style>
    <style:style style:name="ro26" style:family="table-row">
      <style:table-row-properties style:row-height="0.46cm" fo:break-before="auto" style:use-optimal-row-height="false"/>
    </style:style>
    <style:style style:name="ro27" style:family="table-row">
      <style:table-row-properties style:row-height="0.919cm" fo:break-before="auto" style:use-optimal-row-height="true"/>
    </style:style>
    <style:style style:name="ro28" style:family="table-row">
      <style:table-row-properties style:row-height="1.801cm" fo:break-before="auto" style:use-optimal-row-height="true"/>
    </style:style>
    <style:style style:name="ro29" style:family="table-row">
      <style:table-row-properties style:row-height="1.378cm" fo:break-before="auto" style:use-optimal-row-height="true"/>
    </style:style>
    <style:style style:name="ro30" style:family="table-row">
      <style:table-row-properties style:row-height="1.36cm" fo:break-before="auto" style:use-optimal-row-height="true"/>
    </style:style>
    <style:style style:name="ro31" style:family="table-row">
      <style:table-row-properties style:row-height="2.237cm" fo:break-before="auto" style:use-optimal-row-height="true"/>
    </style:style>
    <style:style style:name="ro32" style:family="table-row">
      <style:table-row-properties style:row-height="0.804cm" fo:break-before="auto" style:use-optimal-row-height="true"/>
    </style:style>
    <style:style style:name="ro33" style:family="table-row">
      <style:table-row-properties style:row-height="0.536cm" fo:break-before="auto" style:use-optimal-row-height="true"/>
    </style:style>
    <style:style style:name="ro34" style:family="table-row">
      <style:table-row-properties style:row-height="0.958cm" fo:break-before="auto" style:use-optimal-row-height="true"/>
    </style:style>
    <style:style style:name="ro35" style:family="table-row">
      <style:table-row-properties style:row-height="2.339cm" fo:break-before="auto" style:use-optimal-row-height="true"/>
    </style:style>
    <style:style style:name="ro36" style:family="table-row">
      <style:table-row-properties style:row-height="1.879cm" fo:break-before="auto" style:use-optimal-row-height="true"/>
    </style:style>
    <style:style style:name="ro37" style:family="table-row">
      <style:table-row-properties style:row-height="1.418cm" fo:break-before="auto" style:use-optimal-row-height="true"/>
    </style:style>
    <style:style style:name="ro38" style:family="table-row">
      <style:table-row-properties style:row-height="0.316cm" fo:break-before="auto" style:use-optimal-row-height="false"/>
    </style:style>
    <style:style style:name="ro39" style:family="table-row">
      <style:table-row-properties style:row-height="0.545cm" fo:break-before="auto" style:use-optimal-row-height="true"/>
    </style:style>
    <style:style style:name="ro40" style:family="table-row">
      <style:table-row-properties style:row-height="1.025cm" fo:break-before="auto" style:use-optimal-row-height="true"/>
    </style:style>
    <style:style style:name="ro41" style:family="table-row">
      <style:table-row-properties style:row-height="0.785cm" fo:break-before="auto" style:use-optimal-row-height="true"/>
    </style:style>
    <style:style style:name="ro42" style:family="table-row">
      <style:table-row-properties style:row-height="0.718cm" fo:break-before="auto" style:use-optimal-row-height="true"/>
    </style:style>
    <style:style style:name="ro43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32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4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  <style:map style:condition="is-true-formula([.$A$26]=0)" style:apply-style-name="Szürke_5f_inaktív_5f_fegyver" style:base-cell-address="Harc.A25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31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1)" style:apply-style-name="Szürke_5f_háttér" style:base-cell-address="Harc.C31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5)" style:apply-style-name="Szürke_5f_háttér" style:base-cell-address="Harc.C32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9)" style:apply-style-name="Szürke_5f_háttér" style:base-cell-address="Harc.C33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13)" style:apply-style-name="Szürke_5f_háttér" style:base-cell-address="Harc.C34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17)" style:apply-style-name="Szürke_5f_háttér" style:base-cell-address="Harc.C35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21)" style:apply-style-name="Szürke_5f_háttér" style:base-cell-address="Harc.C36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2)" style:apply-style-name="Szürke_5f_háttér" style:base-cell-address="Harc.D31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6)" style:apply-style-name="Szürke_5f_háttér" style:base-cell-address="Harc.D32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10)" style:apply-style-name="Szürke_5f_háttér" style:base-cell-address="Harc.D33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14)" style:apply-style-name="Szürke_5f_háttér" style:base-cell-address="Harc.D34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18)" style:apply-style-name="Szürke_5f_háttér" style:base-cell-address="Harc.D35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22)" style:apply-style-name="Szürke_5f_háttér" style:base-cell-address="Harc.D36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92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3)" style:apply-style-name="Szürke_5f_háttér" style:base-cell-address="Harc.E31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7)" style:apply-style-name="Szürke_5f_háttér" style:base-cell-address="Harc.E32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11)" style:apply-style-name="Szürke_5f_háttér" style:base-cell-address="Harc.E33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15)" style:apply-style-name="Szürke_5f_háttér" style:base-cell-address="Harc.E34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19)" style:apply-style-name="Szürke_5f_háttér" style:base-cell-address="Harc.E35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9]&lt;23)" style:apply-style-name="Szürke_5f_háttér" style:base-cell-address="Harc.E36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4)" style:apply-style-name="Szürke_5f_háttér" style:base-cell-address="Harc.F31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8)" style:apply-style-name="Szürke_5f_háttér" style:base-cell-address="Harc.F32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12)" style:apply-style-name="Szürke_5f_háttér" style:base-cell-address="Harc.F33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16)" style:apply-style-name="Szürke_5f_háttér" style:base-cell-address="Harc.F34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20)" style:apply-style-name="Szürke_5f_háttér" style:base-cell-address="Harc.F35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9]&lt;24)" style:apply-style-name="Szürke_5f_háttér" style:base-cell-address="Harc.F36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71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3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29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3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4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48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50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" fo:font-weight="bold" style:font-weight-asian="bold" style:font-weight-complex="bold"/>
    </style:style>
    <style:style style:name="ce949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52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5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549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593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64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65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66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84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844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4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" fo:font-style="normal" style:font-style-asian="normal" style:font-style-complex="normal"/>
    </style:style>
    <style:style style:name="ce938" style:family="table-cell" style:parent-style-name="Default">
      <style:text-properties style:font-name="Noto Sans" fo:font-style="normal" style:font-style-asian="normal" style:font-style-complex="normal"/>
    </style:style>
    <style:style style:name="ce9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tyle="normal" style:font-style-asian="normal" style:font-style-complex="normal"/>
    </style:style>
    <style:style style:name="ce10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1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"/>
      <style:map style:condition="cell-content()&gt;[$Harcértékek.$B$94]" style:apply-style-name="Piros_5f_háttér" style:base-cell-address="Harcértékek.C88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11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2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11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6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70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" fo:font-size="10pt" style:font-size-asian="10pt" style:font-size-complex="10pt"/>
    </style:style>
    <style:style style:name="ce13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9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398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7pt" style:font-size-asian="7pt" style:font-size-complex="7pt"/>
    </style:style>
    <style:style style:name="ce15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2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5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"/>
    </style:style>
    <style:style style:name="ce156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6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5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/>
    </style:style>
    <style:style style:name="ce158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595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606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625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3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654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6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66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66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7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6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6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16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9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7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7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709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006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0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"/>
    </style:style>
    <style:style style:name="ce2688" style:family="table-cell" style:parent-style-name="Default">
      <style:table-cell-properties fo:wrap-option="wrap" style:vertical-align="middle"/>
      <style:text-properties style:font-name="Noto Sans"/>
    </style:style>
    <style:style style:name="ce26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91" style:family="table-cell" style:parent-style-name="Default">
      <style:text-properties style:font-name="Noto Sans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699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" fo:font-weight="bold"/>
    </style:style>
    <style:style style:name="ce2702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" fo:font-weight="normal"/>
    </style:style>
    <style:style style:name="ce2704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" fo:font-weight="bold"/>
    </style:style>
    <style:style style:name="ce2706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08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4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4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8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4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"/>
      <style:map style:condition="cell-content()&gt;[$Harcértékek.$B$94]" style:apply-style-name="Piros_5f_háttér" style:base-cell-address="Harcértékek.C94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5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507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1"/>
    </style:style>
    <style:style style:name="ce25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5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8pt"/>
    </style:style>
    <style:style style:name="ce25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52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"/>
      <style:map style:condition="cell-content()&gt;2" style:apply-style-name="Warning_5f_szinttúlépés" style:base-cell-address="Harcértékek.I70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6pt"/>
    </style:style>
    <style:style style:name="ce25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56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5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5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6"/>
    </style:style>
    <style:style style:name="T7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7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1" table:condition="of:cell-content-is-whole-number() and cell-content-is-between(0,15)" table:allow-empty-cell="true" table:base-cell-address="Harc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2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7" table:base-cell-address="Harc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9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2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3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4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6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9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71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Harc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3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6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0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81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Harc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()=0" table:allow-empty-cell="false" table:base-cell-address="Harc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88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5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96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97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98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99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0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1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2" table:condition="of:cell-content-is-whole-number() and cell-content()=2" table:allow-empty-cell="false" table:base-cell-address="Harc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3" table:base-cell-address="Harc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0" table:allow-empty-cell="true" table:base-cell-address="Harc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5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6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base-cell-address="Alapértékek.B15">
          <table:help-message table:display="true"/>
          <table:error-message table:message-type="stop" table:display="true"/>
        </table:content-validation>
        <table:content-validation table:name="val110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1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2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3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4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5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6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7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9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0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1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2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3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7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49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0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8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0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1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2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3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4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5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8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69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0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1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2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3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4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6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32"/>
          <table:covered-table-cell table:number-columns-repeated="5" table:style-name="ce525"/>
          <table:covered-table-cell table:number-columns-repeated="2" table:style-name="ce32"/>
          <table:covered-table-cell table:style-name="ce411"/>
          <table:table-cell table:style-name="ce411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4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2]" office:value-type="float" office:value="0" calcext:value-type="float">
            <text:p>0</text:p>
          </table:table-cell>
          <table:table-cell table:style-name="ce196" table:content-validation-name="val16" table:formula="of:=[$Harcértékek.$B$82]" office:value-type="float" office:value="0" calcext:value-type="float">
            <text:p>0</text:p>
          </table:table-cell>
          <table:table-cell table:style-name="ce196" table:content-validation-name="val16" table:formula="of:=[$Harcértékek.$C$82]" office:value-type="float" office:value="0" calcext:value-type="float">
            <text:p>0</text:p>
          </table:table-cell>
          <table:table-cell table:style-name="ce196" table:content-validation-name="val16" table:formula="of:=[$Harcértékek.$D$82]" office:value-type="float" office:value="0" calcext:value-type="float">
            <text:p>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9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9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411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206" table:content-validation-name="val9" office:value-type="string" calcext:value-type="string">
            <text:p>Tám/kör</text:p>
          </table:table-cell>
          <table:table-cell table:style-name="ce206" office:value-type="string" calcext:value-type="string">
            <text:p>TÉ/CÉ</text:p>
          </table:table-cell>
          <table:table-cell table:style-name="ce206" office:value-type="string" calcext:value-type="string">
            <text:p>VÉ/Osztó</text:p>
          </table:table-cell>
          <table:table-cell table:style-name="ce206" office:value-type="string" calcext:value-type="string">
            <text:p>SP</text:p>
          </table:table-cell>
          <table:table-cell table:style-name="ce206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1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4" calcext:value-type="float">
            <text:p>4</text:p>
          </table:table-cell>
          <table:table-cell table:style-name="ce168" table:content-validation-name="val14" table:formula="of:=[$Harcértékek.E44]" office:value-type="float" office:value="27" calcext:value-type="float">
            <text:p>27</text:p>
          </table:table-cell>
          <table:table-cell table:style-name="ce214" table:content-validation-name="val17" table:formula="of:=[$Harcértékek.F44]" office:value-type="string" office:string-value="-5 Z" calcext:value-type="string">
            <text:p>-5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7" calcext:value-type="float">
            <text:p>7</text:p>
          </table:table-cell>
          <table:table-cell table:style-name="ce168" table:content-validation-name="val14" table:formula="of:=[$Harcértékek.E45]" office:value-type="string" office:string-value="" calcext:value-type="error">
            <text:p>#REF!</text:p>
          </table:table-cell>
          <table:table-cell table:style-name="ce214" table:content-validation-name="val17" table:formula="of:=[$Harcértékek.F45]" office:value-type="string" office:string-value="0 Z" calcext:value-type="string">
            <text:p>0 Z</text:p>
          </table:table-cell>
          <table:table-cell table:style-name="ce223" table:content-validation-name="val17" table:formula="of:=[$Harcértékek.G45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50]" office:value-type="string" office:string-value="" calcext:value-type="error">
            <text:p>#N/A</text:p>
          </table:table-cell>
          <table:table-cell table:style-name="ce139" table:content-validation-name="val14" table:formula="of:=[$Harcértékek.D50]" office:value-type="string" office:string-value="" calcext:value-type="error">
            <text:p>#N/A</text:p>
          </table:table-cell>
          <table:table-cell table:style-name="ce168" table:content-validation-name="val14" table:formula="of:=[$Harcértékek.E50]" office:value-type="string" office:string-value="" calcext:value-type="error">
            <text:p>#N/A</text:p>
          </table:table-cell>
          <table:table-cell table:style-name="ce214" table:content-validation-name="val17" table:formula="of:=[$Harcértékek.F50]" office:value-type="string" office:string-value="N/A" calcext:value-type="string">
            <text:p>N/A</text:p>
          </table:table-cell>
          <table:table-cell table:style-name="ce223" table:content-validation-name="val17" table:formula="of:=[$Harcértékek.G50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1]" office:value-type="string" office:string-value="" calcext:value-type="error">
            <text:p>#N/A</text:p>
          </table:table-cell>
          <table:table-cell table:style-name="ce140" table:content-validation-name="val14" table:formula="of:=[$Harcértékek.D51]" office:value-type="string" office:string-value="" calcext:value-type="error">
            <text:p>#N/A</text:p>
          </table:table-cell>
          <table:table-cell table:style-name="ce176" table:content-validation-name="val14" table:formula="of:=[$Harcértékek.E51]" office:value-type="string" office:string-value="" calcext:value-type="error">
            <text:p>#N/A</text:p>
          </table:table-cell>
          <table:table-cell table:style-name="ce216" table:content-validation-name="val17" table:formula="of:=[$Harcértékek.F51]" office:value-type="string" office:string-value="N/A" calcext:value-type="string">
            <text:p>N/A</text:p>
          </table:table-cell>
          <table:table-cell table:style-name="ce226" table:content-validation-name="val17" table:formula="of:=[$Harcértékek.G51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5"/>
          <table:covered-table-cell table:style-name="ce427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2]; 0)" office:value-type="float" office:value="0" calcext:value-type="float">
            <text:p>0</text:p>
          </table:table-cell>
          <table:table-cell table:style-name="ce139" table:content-validation-name="val14" table:formula="of:=[$Harcértékek.D52]" office:value-type="string" office:string-value="" calcext:value-type="error">
            <text:p>#N/A</text:p>
          </table:table-cell>
          <table:table-cell table:style-name="ce177" table:content-validation-name="val14" table:formula="of:=[$Harcértékek.E52]" office:value-type="string" office:string-value="" calcext:value-type="error">
            <text:p>#N/A</text:p>
          </table:table-cell>
          <table:table-cell table:style-name="ce217" table:content-validation-name="val17" table:formula="of:=[$Harcértékek.F52]" office:value-type="string" office:string-value="" calcext:value-type="error">
            <text:p>#N/A</text:p>
          </table:table-cell>
          <table:table-cell table:style-name="ce228" table:content-validation-name="val17" table:formula="of:=[$Harcértékek.G52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3]; 0)" office:value-type="float" office:value="0" calcext:value-type="float">
            <text:p>0</text:p>
          </table:table-cell>
          <table:table-cell table:style-name="ce139" table:content-validation-name="val14" table:formula="of:=[$Harcértékek.D53]" office:value-type="string" office:string-value="" calcext:value-type="error">
            <text:p>#N/A</text:p>
          </table:table-cell>
          <table:table-cell table:style-name="ce177" table:content-validation-name="val14" table:formula="of:=[$Harcértékek.E53]" office:value-type="string" office:string-value="" calcext:value-type="error">
            <text:p>#N/A</text:p>
          </table:table-cell>
          <table:table-cell table:style-name="ce217" table:content-validation-name="val17" table:formula="of:=[$Harcértékek.F53]" office:value-type="string" office:string-value="" calcext:value-type="error">
            <text:p>#N/A</text:p>
          </table:table-cell>
          <table:table-cell table:style-name="ce228" table:content-validation-name="val17" table:formula="of:=[$Harcértékek.G54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4" table:content-validation-name="val1" office:value-type="float" office:value="1" calcext:value-type="float">
            <text:p>1</text:p>
          </table:table-cell>
          <table:table-cell table:style-name="ce74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131" table:content-validation-name="val5"/>
          <table:table-cell table:style-name="ce221" table:content-validation-name="val11" table:formula="of:=IFNA([$Harcértékek.C54]; 0)" office:value-type="float" office:value="0" calcext:value-type="float">
            <text:p>0</text:p>
          </table:table-cell>
          <table:table-cell table:style-name="ce292" table:content-validation-name="val14" table:formula="of:=[$Harcértékek.D54]" office:value-type="string" office:string-value="" calcext:value-type="error">
            <text:p>#N/A</text:p>
          </table:table-cell>
          <table:table-cell table:style-name="ce338" table:content-validation-name="val14" table:formula="of:=[$Harcértékek.E54]" office:value-type="string" office:string-value="" calcext:value-type="error">
            <text:p>#N/A</text:p>
          </table:table-cell>
          <table:table-cell table:style-name="ce371" table:content-validation-name="val17" table:formula="of:=[$Harcértékek.F54]" office:value-type="string" office:string-value="" calcext:value-type="error">
            <text:p>#N/A</text:p>
          </table:table-cell>
          <table:table-cell table:style-name="ce384" table:content-validation-name="val17" table:formula="of:=[$Harcértékek.G54]" office:value-type="string" office:string-value="-" calcext:value-type="string">
            <text:p>-</text:p>
          </table:table-cell>
          <table:table-cell table:style-name="ce404" table:number-columns-spanned="2" table:number-rows-spanned="1"/>
          <table:covered-table-cell table:style-name="ce43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4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4"/>
          <table:table-cell/>
          <table:table-cell table:style-name="Default" table:number-columns-repeated="2"/>
          <table:table-cell table:style-name="ce411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5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6]" office:value-type="float" office:value="0" calcext:value-type="float">
            <text:p>0</text:p>
          </table:table-cell>
          <table:table-cell table:style-name="ce75"/>
          <table:table-cell table:style-name="ce116" table:formula="of:=[$Harcértékek.E65]" office:value-type="string" office:string-value="N/A" calcext:value-type="string">
            <text:p>N/A</text:p>
          </table:table-cell>
          <table:table-cell table:style-name="ce143" table:formula="of:=[$Harcértékek.F65]" office:value-type="string" office:string-value="" calcext:value-type="error">
            <text:p>#N/A</text:p>
          </table:table-cell>
          <table:table-cell table:style-name="ce143" table:formula="of:=[$Harcértékek.G65]" office:value-type="string" office:string-value="" calcext:value-type="error">
            <text:p>#N/A</text:p>
          </table:table-cell>
          <table:table-cell table:style-name="ce220" table:content-validation-name="val18" table:formula="of:=[$Harcértékek.H65]" office:value-type="string" office:string-value="" calcext:value-type="error">
            <text:p>#N/A</text:p>
          </table:table-cell>
          <table:table-cell table:style-name="ce220" table:content-validation-name="val18" table:formula="of:=[$Harcértékek.H68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1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1"/>
          <table:table-cell table:style-name="Default" table:number-columns-repeated="2"/>
          <table:table-cell table:style-name="ce411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32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32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32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32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32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32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2"/>
          <table:table-cell table:style-name="ce674" table:formula="of:=SUMPRODUCT(LEN(TRIM([.$D$31:.$D$36]))&gt;0) &gt; 0" office:value-type="boolean" office:boolean-value="false" calcext:value-type="boolean">
            <text:p>HAMIS</text:p>
          </table:table-cell>
          <table:table-cell table:style-name="ce674" table:formula="of:=SUMPRODUCT(LEN(TRIM([.$E$31:.$E$36]))&gt;0) &gt; 0" office:value-type="boolean" office:boolean-value="false" calcext:value-type="boolean">
            <text:p>HAMIS</text:p>
          </table:table-cell>
          <table:table-cell table:style-name="ce674" table:formula="of:=SUMPRODUCT(LEN(TRIM([.$F$31:.$F$36]))&gt;0) &gt; 0" office:value-type="boolean" office:boolean-value="false" calcext:value-type="boolean">
            <text:p>HAMIS</text:p>
          </table:table-cell>
          <table:table-cell table:style-name="ce32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8]*[.D41]" office:value-type="float" office:value="-0" calcext:value-type="float">
            <text:p>0</text:p>
          </table:table-cell>
          <table:table-cell table:style-name="ce501" table:formula="of:=[.E38]*[.E41]" office:value-type="float" office:value="-0" calcext:value-type="float">
            <text:p>0</text:p>
          </table:table-cell>
          <table:table-cell table:style-name="ce501" table:formula="of:=[.F38]*[.F41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2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2:.F42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2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6:Harc.D36">
            <calcext:condition calcext:apply-style-name="Szürke_háttér" calcext:value="formula-is([.$D$29]&lt;22)" calcext:base-cell-address="Harc.D36"/>
          </calcext:conditional-format>
          <calcext:conditional-format calcext:target-range-address="Harc.F36:Harc.F36">
            <calcext:condition calcext:apply-style-name="Szürke_háttér" calcext:value="formula-is([.$D$29]&lt;24)" calcext:base-cell-address="Harc.F36"/>
          </calcext:conditional-format>
          <calcext:conditional-format calcext:target-range-address="Harc.E36:Harc.E36">
            <calcext:condition calcext:apply-style-name="Szürke_háttér" calcext:value="formula-is([.$D$29]&lt;23)" calcext:base-cell-address="Harc.E36"/>
          </calcext:conditional-format>
          <calcext:conditional-format calcext:target-range-address="Harc.C36:Harc.C36">
            <calcext:condition calcext:apply-style-name="Szürke_háttér" calcext:value="formula-is([.$D$29]&lt;21)" calcext:base-cell-address="Harc.C36"/>
          </calcext:conditional-format>
          <calcext:conditional-format calcext:target-range-address="Harc.F35:Harc.F35">
            <calcext:condition calcext:apply-style-name="Szürke_háttér" calcext:value="formula-is([.$D$29]&lt;20)" calcext:base-cell-address="Harc.F35"/>
          </calcext:conditional-format>
          <calcext:conditional-format calcext:target-range-address="Harc.E35:Harc.E35">
            <calcext:condition calcext:apply-style-name="Szürke_háttér" calcext:value="formula-is([.$D$29]&lt;19)" calcext:base-cell-address="Harc.E35"/>
          </calcext:conditional-format>
          <calcext:conditional-format calcext:target-range-address="Harc.D35:Harc.D35">
            <calcext:condition calcext:apply-style-name="Szürke_háttér" calcext:value="formula-is([.$D$29]&lt;18)" calcext:base-cell-address="Harc.D35"/>
          </calcext:conditional-format>
          <calcext:conditional-format calcext:target-range-address="Harc.C35:Harc.C35">
            <calcext:condition calcext:apply-style-name="Szürke_háttér" calcext:value="formula-is([.$D$29]&lt;17)" calcext:base-cell-address="Harc.C35"/>
          </calcext:conditional-format>
          <calcext:conditional-format calcext:target-range-address="Harc.F34:Harc.F34">
            <calcext:condition calcext:apply-style-name="Szürke_háttér" calcext:value="formula-is([.$D$29]&lt;16)" calcext:base-cell-address="Harc.F34"/>
          </calcext:conditional-format>
          <calcext:conditional-format calcext:target-range-address="Harc.E34:Harc.E34">
            <calcext:condition calcext:apply-style-name="Szürke_háttér" calcext:value="formula-is([.$D$29]&lt;15)" calcext:base-cell-address="Harc.E34"/>
          </calcext:conditional-format>
          <calcext:conditional-format calcext:target-range-address="Harc.D34:Harc.D34">
            <calcext:condition calcext:apply-style-name="Szürke_háttér" calcext:value="formula-is([.$D$29]&lt;14)" calcext:base-cell-address="Harc.D34"/>
          </calcext:conditional-format>
          <calcext:conditional-format calcext:target-range-address="Harc.C34:Harc.C34">
            <calcext:condition calcext:apply-style-name="Szürke_háttér" calcext:value="formula-is([.$D$29]&lt;13)" calcext:base-cell-address="Harc.C34"/>
          </calcext:conditional-format>
          <calcext:conditional-format calcext:target-range-address="Harc.F33:Harc.F33">
            <calcext:condition calcext:apply-style-name="Szürke_háttér" calcext:value="formula-is([.$D$29]&lt;12)" calcext:base-cell-address="Harc.F33"/>
          </calcext:conditional-format>
          <calcext:conditional-format calcext:target-range-address="Harc.E33:Harc.E33">
            <calcext:condition calcext:apply-style-name="Szürke_háttér" calcext:value="formula-is([.$D$29]&lt;11)" calcext:base-cell-address="Harc.E33"/>
          </calcext:conditional-format>
          <calcext:conditional-format calcext:target-range-address="Harc.D33:Harc.D33">
            <calcext:condition calcext:apply-style-name="Szürke_háttér" calcext:value="formula-is([.$D$29]&lt;10)" calcext:base-cell-address="Harc.D33"/>
          </calcext:conditional-format>
          <calcext:conditional-format calcext:target-range-address="Harc.C33:Harc.C33">
            <calcext:condition calcext:apply-style-name="Szürke_háttér" calcext:value="formula-is([.$D$29]&lt;9)" calcext:base-cell-address="Harc.C33"/>
          </calcext:conditional-format>
          <calcext:conditional-format calcext:target-range-address="Harc.F32:Harc.F32">
            <calcext:condition calcext:apply-style-name="Szürke_háttér" calcext:value="formula-is([.$D$29]&lt;8)" calcext:base-cell-address="Harc.F32"/>
          </calcext:conditional-format>
          <calcext:conditional-format calcext:target-range-address="Harc.E32:Harc.E32">
            <calcext:condition calcext:apply-style-name="Szürke_háttér" calcext:value="formula-is([.$D$29]&lt;7)" calcext:base-cell-address="Harc.E32"/>
          </calcext:conditional-format>
          <calcext:conditional-format calcext:target-range-address="Harc.D32:Harc.D32">
            <calcext:condition calcext:apply-style-name="Szürke_háttér" calcext:value="formula-is([.$D$29]&lt;6)" calcext:base-cell-address="Harc.D32"/>
          </calcext:conditional-format>
          <calcext:conditional-format calcext:target-range-address="Harc.C32:Harc.C32">
            <calcext:condition calcext:apply-style-name="Szürke_háttér" calcext:value="formula-is([.$D$29]&lt;5)" calcext:base-cell-address="Harc.C32"/>
          </calcext:conditional-format>
          <calcext:conditional-format calcext:target-range-address="Harc.F31:Harc.F31">
            <calcext:condition calcext:apply-style-name="Szürke_háttér" calcext:value="formula-is([.$D$29]&lt;4)" calcext:base-cell-address="Harc.F31"/>
          </calcext:conditional-format>
          <calcext:conditional-format calcext:target-range-address="Harc.E31:Harc.E31">
            <calcext:condition calcext:apply-style-name="Szürke_háttér" calcext:value="formula-is([.$D$29]&lt;3)" calcext:base-cell-address="Harc.E31"/>
          </calcext:conditional-format>
          <calcext:conditional-format calcext:target-range-address="Harc.D31:Harc.D31">
            <calcext:condition calcext:apply-style-name="Szürke_háttér" calcext:value="formula-is([.$D$29]&lt;2)" calcext:base-cell-address="Harc.D31"/>
          </calcext:conditional-format>
          <calcext:conditional-format calcext:target-range-address="Harc.C31:Harc.C31">
            <calcext:condition calcext:apply-style-name="Szürke_háttér" calcext:value="formula-is([.$D$29]&lt;1)" calcext:base-cell-address="Harc.C31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4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4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4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46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46" table:content-validation-name="val46"/>
          <table:covered-table-cell table:number-columns-repeated="2" table:style-name="ce593"/>
          <table:table-cell table:style-name="ce180" table:content-validation-name="val58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3" table:content-validation-name="val58"/>
          <table:table-cell table:style-name="ce254" table:content-validation-name="val58" office:value-type="float" office:value="0" calcext:value-type="float">
            <text:p>0</text:p>
          </table:table-cell>
          <table:table-cell table:style-name="ce309" table:content-validation-name="val52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4"/>
          <table:table-cell/>
          <table:table-cell table:style-name="ce34"/>
          <table:table-cell/>
          <table:table-cell table:style-name="ce949" table:number-columns-repeated="16368"/>
        </table:table-row>
        <table:table-row table:style-name="ro4">
          <table:table-cell table:style-name="ce469" table:number-columns-spanned="11" table:number-rows-spanned="1"/>
          <table:covered-table-cell/>
          <table:covered-table-cell table:number-columns-repeated="9" table:style-name="ce34"/>
          <table:table-cell table:style-name="ce34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4"/>
          <table:covered-table-cell table:number-columns-repeated="4" table:style-name="ce980"/>
          <table:covered-table-cell table:style-name="ce310"/>
          <table:table-cell table:style-name="ce5"/>
          <table:table-cell table:style-name="ce34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4"/>
          <table:covered-table-cell table:style-name="ce311"/>
          <table:table-cell table:style-name="ce5"/>
          <table:table-cell table:style-name="ce34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49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34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49"/>
          <table:table-cell table:style-name="ce264" table:content-validation-name="val52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"/>
          <table:table-cell table:style-name="ce34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49"/>
          <table:table-cell table:style-name="ce264" table:content-validation-name="val52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2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34"/>
          <table:table-cell table:style-name="ce469" table:number-columns-spanned="5" table:number-rows-spanned="1"/>
          <table:covered-table-cell table:number-columns-repeated="4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3" table:formula="of:=([.$D$9]*(   ([.C23]+[$Data.$C6])  +   ([.$C24]+[Data.$C7]) )  )" office:value-type="float" office:value="350" calcext:value-type="float">
            <text:p>350</text:p>
          </table:table-cell>
          <table:table-cell table:style-name="ce34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4"/>
          <table:table-cell table:style-name="ce34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3">
          <table:table-cell table:style-name="ce484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4"/>
          <table:table-cell table:style-name="ce155" table:content-validation-name="val54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34"/>
          <table:table-cell table:style-name="ce469" table:number-columns-spanned="5" table:number-rows-spanned="1"/>
          <table:covered-table-cell table:number-columns-repeated="4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4">
          <table:table-cell table:style-name="ce484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4" table:content-validation-name="val34"/>
          <table:table-cell table:style-name="ce156" table:content-validation-name="val55" table:formula="of:=[.$D$9]* ([.$C23]+[$Data.$C6])" office:value-type="float" office:value="250" calcext:value-type="float">
            <text:p>250</text:p>
          </table:table-cell>
          <table:table-cell table:style-name="ce34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4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5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"/>
          <table:table-cell table:style-name="ce34"/>
          <table:table-cell table:style-name="ce469" table:number-columns-spanned="5" table:number-rows-spanned="1"/>
          <table:covered-table-cell table:number-columns-repeated="4" table:style-name="ce34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4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4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7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4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5"/>
          <table:covered-table-cell/>
          <table:table-cell table:style-name="ce665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62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19];tulajdonsagok;2)" office:value-type="float" office:value="5" calcext:value-type="float">
            <text:p>5</text:p>
          </table:table-cell>
          <table:table-cell table:style-name="ce34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6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4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62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0];tulajdonsagok;2)" office:value-type="float" office:value="5" calcext:value-type="float">
            <text:p>5</text:p>
          </table:table-cell>
          <table:table-cell table:style-name="ce34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6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4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62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1];tulajdonsagok;2)" office:value-type="float" office:value="5" calcext:value-type="float">
            <text:p>5</text:p>
          </table:table-cell>
          <table:table-cell table:style-name="ce34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6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4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62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2];tulajdonsagok;2)" office:value-type="float" office:value="5" calcext:value-type="float">
            <text:p>5</text:p>
          </table:table-cell>
          <table:table-cell table:style-name="ce34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6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2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3];tulajdonsagok;2)" office:value-type="float" office:value="5" calcext:value-type="float">
            <text:p>5</text:p>
          </table:table-cell>
          <table:table-cell table:style-name="ce34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8"/>
          <table:covered-table-cell table:style-name="ce62"/>
          <table:table-cell table:style-name="ce270" table:content-validation-name="val50" office:value-type="float" office:value="0" calcext:value-type="float">
            <text:p>0</text:p>
          </table:table-cell>
          <table:table-cell table:style-name="ce316" table:content-validation-name="val52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62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4];tulajdonsagok;2)" office:value-type="float" office:value="5" calcext:value-type="float">
            <text:p>5</text:p>
          </table:table-cell>
          <table:table-cell table:style-name="ce34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50" office:value-type="float" office:value="0" calcext:value-type="float">
            <text:p>0</text:p>
          </table:table-cell>
          <table:table-cell table:style-name="ce316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62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5];tulajdonsagok;2)" office:value-type="float" office:value="5" calcext:value-type="float">
            <text:p>5</text:p>
          </table:table-cell>
          <table:table-cell table:style-name="ce34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5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2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6];tulajdonsagok;2)" office:value-type="float" office:value="5" calcext:value-type="float">
            <text:p>5</text:p>
          </table:table-cell>
          <table:table-cell table:style-name="ce34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5" office:value-type="string" calcext:value-type="string">
            <text:p>Primer világi képzettség</text:p>
          </table:table-cell>
          <table:table-cell table:style-name="ce5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4"/>
          <table:covered-table-cell table:style-name="ce141"/>
          <table:table-cell table:style-name="ce34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49" table:content-validation-name="val45"/>
          <table:table-cell table:style-name="ce791"/>
          <table:table-cell table:style-name="ce34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6" table:content-validation-name="val30"/>
          <table:covered-table-cell/>
          <table:table-cell table:style-name="ce275" table:content-validation-name="val75" office:value-type="float" office:value="0" calcext:value-type="float">
            <text:p>0</text:p>
          </table:table-cell>
          <table:table-cell table:style-name="ce16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5"/>
          <table:table-cell table:style-name="ce165"/>
          <table:table-cell table:style-name="ce34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50" office:value-type="float" office:value="0" calcext:value-type="float">
            <text:p>0</text:p>
          </table:table-cell>
          <table:table-cell table:style-name="ce317" table:content-validation-name="val52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4"/>
          <table:table-cell/>
          <table:table-cell table:style-name="ce949" table:number-columns-repeated="16368"/>
        </table:table-row>
        <table:table-row table:style-name="ro4">
          <table:table-cell table:style-name="ce34" table:number-columns-spanned="5" table:number-rows-spanned="1"/>
          <table:covered-table-cell/>
          <table:covered-table-cell table:number-columns-repeated="3" table:style-name="ce34"/>
          <table:table-cell table:style-name="ce34"/>
          <table:table-cell table:style-name="ce469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34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7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27"/>
          <table:table-cell table:style-name="ce52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4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29" table:content-validation-name="val30"/>
          <table:table-cell table:style-name="ce583" table:content-validation-name="val48" office:value-type="float" office:value="0" calcext:value-type="float">
            <text:p>0</text:p>
          </table:table-cell>
          <table:table-cell table:style-name="ce169" table:content-validation-name="val52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45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707" table:content-validation-name="val70" table:formula="of:=[$Fortélylista.B75]" office:value-type="float" office:value="3" calcext:value-type="float">
            <text:p>3</text:p>
          </table:table-cell>
          <table:table-cell table:style-name="ce739" table:content-validation-name="val76" office:value-type="float" office:value="0" calcext:value-type="float">
            <text:p>0</text:p>
          </table:table-cell>
          <table:table-cell table:style-name="ce321" table:content-validation-name="val52" table:formula="of:=[.$J33]*[$Data.$C$12]" office:value-type="float" office:value="0" calcext:value-type="float">
            <text:p>0</text:p>
          </table:table-cell>
          <table:table-cell table:style-name="Default"/>
          <table:table-cell/>
          <table:table-cell table:style-name="ce355"/>
          <table:table-cell table:style-name="ce842" table:content-validation-name="val98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29" table:content-validation-name="val31"/>
          <table:table-cell table:style-name="ce584" table:content-validation-name="val49" office:value-type="float" office:value="0" calcext:value-type="float">
            <text:p>0</text:p>
          </table:table-cell>
          <table:table-cell table:style-name="ce170" table:content-validation-name="val52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45" table:content-validation-name="val59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707" table:content-validation-name="val70" table:formula="of:=[$Fortélylista.B70]" office:value-type="float" office:value="3" calcext:value-type="float">
            <text:p>3</text:p>
          </table:table-cell>
          <table:table-cell table:style-name="ce740" table:content-validation-name="val77" office:value-type="float" office:value="0" calcext:value-type="float">
            <text:p>0</text:p>
          </table:table-cell>
          <table:table-cell table:style-name="ce321" table:content-validation-name="val52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42" table:content-validation-name="val9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29" table:content-validation-name="val31"/>
          <table:table-cell table:style-name="ce115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45" table:content-validation-name="val60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707" table:content-validation-name="val70" table:formula="of:=[$Fortélylista.B67]" office:value-type="float" office:value="3" calcext:value-type="float">
            <text:p>3</text:p>
          </table:table-cell>
          <table:table-cell table:style-name="ce741" table:content-validation-name="val78" office:value-type="float" office:value="0" calcext:value-type="float">
            <text:p>0</text:p>
          </table:table-cell>
          <table:table-cell table:style-name="ce321" table:content-validation-name="val52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42" table:content-validation-name="val100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29" table:content-validation-name="val31"/>
          <table:table-cell table:style-name="ce115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45" table:content-validation-name="val61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707" table:content-validation-name="val70" office:value-type="float" office:value="3" calcext:value-type="float">
            <text:p>3</text:p>
          </table:table-cell>
          <table:table-cell table:style-name="ce742" table:content-validation-name="val79" office:value-type="float" office:value="0" calcext:value-type="float">
            <text:p>0</text:p>
          </table:table-cell>
          <table:table-cell table:style-name="ce321" table:content-validation-name="val52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42" table:content-validation-name="val101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45" table:content-validation-name="val62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707" table:content-validation-name="val70" table:formula="of:=[$Fortélylista.B76]" office:value-type="float" office:value="3" calcext:value-type="float">
            <text:p>3</text:p>
          </table:table-cell>
          <table:table-cell table:style-name="ce744" table:content-validation-name="val80" office:value-type="float" office:value="0" calcext:value-type="float">
            <text:p>0</text:p>
          </table:table-cell>
          <table:table-cell table:style-name="ce321" table:content-validation-name="val52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42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45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707" table:content-validation-name="val70" table:formula="of:=[$Fortélylista.B71]" office:value-type="float" office:value="3" calcext:value-type="float">
            <text:p>3</text:p>
          </table:table-cell>
          <table:table-cell table:style-name="ce745" table:content-validation-name="val81" office:value-type="float" office:value="0" calcext:value-type="float">
            <text:p>0</text:p>
          </table:table-cell>
          <table:table-cell table:style-name="ce321" table:content-validation-name="val52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42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45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707" table:content-validation-name="val70" table:formula="of:=[$Fortélylista.B72]" office:value-type="float" office:value="1" calcext:value-type="float">
            <text:p>1</text:p>
          </table:table-cell>
          <table:table-cell table:style-name="ce298" table:content-validation-name="val82" office:value-type="float" office:value="0" calcext:value-type="float">
            <text:p>0</text:p>
          </table:table-cell>
          <table:table-cell table:style-name="ce321" table:content-validation-name="val52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42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45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708" table:content-validation-name="val70" table:formula="of:=[$Fortélylista.B69]" office:value-type="float" office:value="3" calcext:value-type="float">
            <text:p>3</text:p>
          </table:table-cell>
          <table:table-cell table:style-name="ce300" table:content-validation-name="val83" office:value-type="float" office:value="0" calcext:value-type="float">
            <text:p>0</text:p>
          </table:table-cell>
          <table:table-cell table:style-name="ce321" table:content-validation-name="val52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45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708" table:content-validation-name="val70" table:formula="of:=[$Fortélylista.B73]" office:value-type="float" office:value="3" calcext:value-type="float">
            <text:p>3</text:p>
          </table:table-cell>
          <table:table-cell table:style-name="ce748" table:content-validation-name="val84" office:value-type="float" office:value="0" calcext:value-type="float">
            <text:p>0</text:p>
          </table:table-cell>
          <table:table-cell table:style-name="ce321" table:content-validation-name="val52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45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708" table:content-validation-name="val70" table:formula="of:=[$Fortélylista.B66]" office:value-type="float" office:value="2" calcext:value-type="float">
            <text:p>2</text:p>
          </table:table-cell>
          <table:table-cell table:style-name="ce302" table:content-validation-name="val85" office:value-type="float" office:value="0" calcext:value-type="float">
            <text:p>0</text:p>
          </table:table-cell>
          <table:table-cell table:style-name="ce321" table:content-validation-name="val52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3]) ;&quot;&quot;;VLOOKUP([.$G43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4]) ;&quot;&quot;;VLOOKUP([.$G44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5]) ;&quot;&quot;;VLOOKUP([.$G45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7" table:formula="of:=SUM([.E48:.E76]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6]) ;&quot;&quot;;VLOOKUP([.$G46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27"/>
          <table:table-cell table:style-name="ce52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7]) ;&quot;&quot;;VLOOKUP([.$G47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5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29" table:content-validation-name="val32"/>
          <table:table-cell table:style-name="ce117" table:content-validation-name="val51" office:value-type="float" office:value="0" calcext:value-type="float">
            <text:p>0</text:p>
          </table:table-cell>
          <table:table-cell table:style-name="ce169" table:content-validation-name="val52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8]) ;&quot;&quot;;VLOOKUP([.$G48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5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29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9]) ;&quot;&quot;;VLOOKUP([.$G49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0]) ;&quot;&quot;;VLOOKUP([.$G50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1]) ;&quot;&quot;;VLOOKUP([.$G51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2]) ;&quot;&quot;;VLOOKUP([.$G52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3]) ;&quot;&quot;;VLOOKUP([.$G53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5" table:content-validation-name="val64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87" table:formula="of:=[$Harcértékek.C33]" office:value-type="float" office:value="0" calcext:value-type="float">
            <text:p>0 fok</text:p>
          </table:table-cell>
          <table:table-cell table:style-name="ce322" table:content-validation-name="val94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4"/>
          <table:table-cell table:style-name="ce172" table:content-validation-name="val57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6]) ;&quot;&quot;;VLOOKUP([.$G56];fortelyok_altalanos_full;2;0))">
            <text:p/>
          </table:table-cell>
          <table:table-cell table:style-name="ce1266" table:content-validation-name="val88"/>
          <table:table-cell table:style-name="ce323" table:content-validation-name="val52" table:formula="of:=[.$J56]*[$Data.$C$12]" office:value-type="float" office:value="0" calcext:value-type="float">
            <text:p>0</text:p>
          </table:table-cell>
          <table:table-cell table:style-name="ce344" table:content-validation-name="val96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96"/>
          <table:table-cell table:content-validation-name="val96" table:number-columns-repeated="2"/>
          <table: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7]) ;&quot;&quot;;VLOOKUP([.$G57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57]*[$Data.$C$12]" office:value-type="float" office:value="0" calcext:value-type="float">
            <text:p>0</text:p>
          </table:table-cell>
          <table:table-cell table:style-name="ce347" table:content-validation-name="val96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8]) ;&quot;&quot;;VLOOKUP([.$G58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58]*[$Data.$C$12]" office:value-type="float" office:value="0" calcext:value-type="float">
            <text:p>0</text:p>
          </table:table-cell>
          <table:table-cell table:style-name="ce347" table:content-validation-name="val96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9]) ;&quot;&quot;;VLOOKUP([.$G59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59]*[$Data.$C$12]" office:value-type="float" office:value="0" calcext:value-type="float">
            <text:p>0</text:p>
          </table:table-cell>
          <table:table-cell table:style-name="ce347" table:content-validation-name="val96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0]) ;&quot;&quot;;VLOOKUP([.$G60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0]*[$Data.$C$12]" office:value-type="float" office:value="0" calcext:value-type="float">
            <text:p>0</text:p>
          </table:table-cell>
          <table:table-cell table:style-name="ce347" table:content-validation-name="val96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1]) ;&quot;&quot;;VLOOKUP([.$G61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1]*[$Data.$C$12]" office:value-type="float" office:value="0" calcext:value-type="float">
            <text:p>0</text:p>
          </table:table-cell>
          <table:table-cell table:style-name="ce347" table:content-validation-name="val96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2]) ;&quot;&quot;;VLOOKUP([.$G62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2]*[$Data.$C$12]" office:value-type="float" office:value="0" calcext:value-type="float">
            <text:p>0</text:p>
          </table:table-cell>
          <table:table-cell table:style-name="ce347" table:content-validation-name="val96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3]) ;&quot;&quot;;VLOOKUP([.$G63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3]*[$Data.$C$12]" office:value-type="float" office:value="0" calcext:value-type="float">
            <text:p>0</text:p>
          </table:table-cell>
          <table:table-cell table:style-name="ce347" table:content-validation-name="val96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4]) ;&quot;&quot;;VLOOKUP([.$G64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4]*[$Data.$C$12]" office:value-type="float" office:value="0" calcext:value-type="float">
            <text:p>0</text:p>
          </table:table-cell>
          <table:table-cell table:style-name="ce347" table:content-validation-name="val96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5]) ;&quot;&quot;;VLOOKUP([.$G65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5]*[$Data.$C$12]" office:value-type="float" office:value="0" calcext:value-type="float">
            <text:p>0</text:p>
          </table:table-cell>
          <table:table-cell table:style-name="ce347" table:content-validation-name="val96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6]) ;&quot;&quot;;VLOOKUP([.$G66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6]*[$Data.$C$12]" office:value-type="float" office:value="0" calcext:value-type="float">
            <text:p>0</text:p>
          </table:table-cell>
          <table:table-cell table:style-name="ce347" table:content-validation-name="val96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7]) ;&quot;&quot;;VLOOKUP([.$G67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7]*[$Data.$C$12]" office:value-type="float" office:value="0" calcext:value-type="float">
            <text:p>0</text:p>
          </table:table-cell>
          <table:table-cell table:style-name="ce347" table:content-validation-name="val96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8]) ;&quot;&quot;;VLOOKUP([.$G68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8]*[$Data.$C$12]" office:value-type="float" office:value="0" calcext:value-type="float">
            <text:p>0</text:p>
          </table:table-cell>
          <table:table-cell table:style-name="ce347" table:content-validation-name="val96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9]) ;&quot;&quot;;VLOOKUP([.$G69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9]*[$Data.$C$12]" office:value-type="float" office:value="0" calcext:value-type="float">
            <text:p>0</text:p>
          </table:table-cell>
          <table:table-cell table:style-name="ce347" table:content-validation-name="val96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0]) ;&quot;&quot;;VLOOKUP([.$G70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0]*[$Data.$C$12]" office:value-type="float" office:value="0" calcext:value-type="float">
            <text:p>0</text:p>
          </table:table-cell>
          <table:table-cell table:style-name="ce347" table:content-validation-name="val96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1]) ;&quot;&quot;;VLOOKUP([.$G71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1]*[$Data.$C$12]" office:value-type="float" office:value="0" calcext:value-type="float">
            <text:p>0</text:p>
          </table:table-cell>
          <table:table-cell table:style-name="ce347" table:content-validation-name="val96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2]) ;&quot;&quot;;VLOOKUP([.$G72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2]*[$Data.$C$12]" office:value-type="float" office:value="0" calcext:value-type="float">
            <text:p>0</text:p>
          </table:table-cell>
          <table:table-cell table:style-name="ce347" table:content-validation-name="val96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3]) ;&quot;&quot;;VLOOKUP([.$G73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3]*[$Data.$C$12]" office:value-type="float" office:value="0" calcext:value-type="float">
            <text:p>0</text:p>
          </table:table-cell>
          <table:table-cell table:style-name="ce347" table:content-validation-name="val96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4]) ;&quot;&quot;;VLOOKUP([.$G74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4]*[$Data.$C$12]" office:value-type="float" office:value="0" calcext:value-type="float">
            <text:p>0</text:p>
          </table:table-cell>
          <table:table-cell table:style-name="ce347" table:content-validation-name="val96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44" table:content-validation-name="val96"/>
          <table:table-cell table:style-name="ce949" table:number-columns-repeated="16368"/>
        </table:table-row>
        <table:table-row table:style-name="ro7">
          <table:table-cell table:style-name="ce505" table:content-validation-name="val29" table:number-columns-spanned="3" table:number-rows-spanned="1"/>
          <table:covered-table-cell table:number-columns-repeated="2" table:style-name="ce529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9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2" office:value-type="float" office:value="1" calcext:value-type="float">
            <text:p>1</text:p>
          </table:table-cell>
          <table:table-cell table:style-name="ce326" table:content-validation-name="val90"/>
          <table:table-cell table:style-name="ce324" table:content-validation-name="val52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50" office:value-type="float" office:value="0" calcext:value-type="float">
            <text:p>0</text:p>
          </table:table-cell>
          <table:table-cell table:style-name="ce173" table:content-validation-name="val52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9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3" office:value-type="float" office:value="3" calcext:value-type="float">
            <text:p>3</text:p>
          </table:table-cell>
          <table:table-cell table:style-name="ce780" table:content-validation-name="val91"/>
          <table:table-cell table:style-name="ce324" table:content-validation-name="val52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69" table:number-columns-spanned="5" table:number-rows-spanned="1"/>
          <table:covered-table-cell table:number-columns-repeated="4"/>
          <table:table-cell/>
          <table:table-cell table:style-name="ce659" table:content-validation-name="val66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9"/>
          <table:table-cell table:style-name="ce260" table:content-validation-name="val73" office:value-type="float" office:value="1" calcext:value-type="float">
            <text:p>1</text:p>
          </table:table-cell>
          <table:table-cell table:style-name="ce780" table:content-validation-name="val92"/>
          <table:table-cell table:style-name="ce324" table:content-validation-name="val52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7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9"/>
          <table:table-cell table:style-name="ce262" table:content-validation-name="val73" office:value-type="float" office:value="1" calcext:value-type="float">
            <text:p>1</text:p>
          </table:table-cell>
          <table:table-cell table:style-name="ce304" table:content-validation-name="val93"/>
          <table:table-cell table:style-name="ce325" table:content-validation-name="val52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1" table:default-cell-style-name="ce938"/>
        <table:table-column table:style-name="co22" table:default-cell-style-name="ce938"/>
        <table:table-column table:style-name="co23" table:default-cell-style-name="ce938"/>
        <table:table-column table:style-name="co24" table:default-cell-style-name="ce938"/>
        <table:table-column table:style-name="co25" table:default-cell-style-name="ce938"/>
        <table:table-column table:style-name="co26" table:default-cell-style-name="ce938"/>
        <table:table-column table:style-name="co27" table:default-cell-style-name="ce938"/>
        <table:table-column table:style-name="co25" table:number-columns-repeated="2" table:default-cell-style-name="ce938"/>
        <table:table-column table:style-name="co28" table:default-cell-style-name="ce938"/>
        <table:table-column table:style-name="co29" table:default-cell-style-name="ce938"/>
        <table:table-column table:style-name="co30" table:default-cell-style-name="ce938"/>
        <table:table-column table:style-name="co31" table:default-cell-style-name="ce938"/>
        <table:table-column table:style-name="co32" table:default-cell-style-name="ce938"/>
        <table:table-column table:style-name="co33" table:default-cell-style-name="ce938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32"/>
          <table:covered-table-cell table:number-columns-repeated="5" table:style-name="ce525"/>
          <table:covered-table-cell table:number-columns-repeated="2" table:style-name="ce32"/>
          <table:table-cell table:style-name="ce32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repeated="3"/>
          <table:table-cell table:style-name="ce1067" table:number-columns-spanned="5" table:number-rows-spanned="1"/>
          <table:covered-table-cell table:number-columns-repeated="3" table:style-name="ce32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7">
          <table:table-cell table:style-name="ce530"/>
          <table:table-cell table:style-name="ce939" table:content-validation-name="val115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39" table:content-validation-name="val145" office:value-type="string" calcext:value-type="string">
            <text:p>Módosítók</text:p>
          </table:table-cell>
          <table:table-cell table:style-name="ce939" table:content-validation-name="val152" office:value-type="string" calcext:value-type="string">
            <text:p>Összesen</text:p>
          </table:table-cell>
          <table:table-cell table:style-name="ce32"/>
          <table:table-cell table:style-name="ce1052" office:value-type="string" calcext:value-type="string" table:number-columns-spanned="2" table:number-rows-spanned="1">
            <text:p>Összesen felvett HM:</text:p>
          </table:table-cell>
          <table:covered-table-cell table:style-name="ce32"/>
          <table:table-cell table:style-name="ce1025" table:content-validation-name="val171" table:formula="of:=SUM([.B4:.B5])" office:value-type="float" office:value="0" calcext:value-type="float">
            <text:p>0 HM</text:p>
          </table:table-cell>
          <table:table-cell table:style-name="ce32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16" office:value-type="float" office:value="0" calcext:value-type="float">
            <text:p>0</text:p>
          </table:table-cell>
          <table:table-cell table:style-name="ce999" table:content-validation-name="val130" office:value-type="float" office:value="7" calcext:value-type="float">
            <text:p>7</text:p>
          </table:table-cell>
          <table:table-cell table:style-name="ce999" table:content-validation-name="val146" table:formula="of:=[Alapértékek.$C$19]+[Alapértékek.$C$21]+[Alapértékek.$C$22]" office:value-type="float" office:value="0" calcext:value-type="float">
            <text:p>0</text:p>
          </table:table-cell>
          <table:table-cell table:style-name="ce1110" table:content-validation-name="val153" table:formula="of:=[.C4]+[.B4]+[.D4]" office:value-type="float" office:value="7" calcext:value-type="float">
            <text:p>7</text:p>
          </table:table-cell>
          <table:table-cell table:style-name="ce32"/>
          <table:table-cell table:style-name="ce1052" office:value-type="string" calcext:value-type="string" table:number-columns-spanned="2" table:number-rows-spanned="1">
            <text:p>Max felvehető HM:</text:p>
          </table:table-cell>
          <table:covered-table-cell table:style-name="ce32"/>
          <table:table-cell table:style-name="ce1246" table:content-validation-name="val172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32"/>
          <table:table-cell table:style-name="ce1069" table:content-validation-name="val175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17" office:value-type="float" office:value="0" calcext:value-type="float">
            <text:p>0</text:p>
          </table:table-cell>
          <table:table-cell table:style-name="ce999" table:content-validation-name="val130" office:value-type="float" office:value="30" calcext:value-type="float">
            <text:p>30</text:p>
          </table:table-cell>
          <table:table-cell table:style-name="ce999" table:content-validation-name="val147" table:formula="of:=[Alapértékek.$C$21]+[Alapértékek.$C$22]" office:value-type="float" office:value="0" calcext:value-type="float">
            <text:p>0</text:p>
          </table:table-cell>
          <table:table-cell table:style-name="ce1110" table:content-validation-name="val154" table:formula="of:=[.C5]+[.B5]+[.D5]" office:value-type="float" office:value="30" calcext:value-type="float">
            <text:p>30</text:p>
          </table:table-cell>
          <table:table-cell table:style-name="ce32" table:number-columns-repeated="5"/>
          <table:table-cell table:style-name="ce1070"/>
          <table:table-cell table:style-name="ce954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 table:number-columns-repeated="6"/>
          <table:table-cell table:style-name="ce1052" office:value-type="string" calcext:value-type="string" table:number-columns-spanned="2" table:number-rows-spanned="1">
            <text:p>Össz felvett CM:</text:p>
          </table:table-cell>
          <table:covered-table-cell table:style-name="ce32"/>
          <table:table-cell table:style-name="ce1031" table:content-validation-name="val119" table:formula="of:=[.B7]" office:value-type="float" office:value="0" calcext:value-type="float">
            <text:p>0 HM</text:p>
          </table:table-cell>
          <table:table-cell table:style-name="ce32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8">
          <table:table-cell table:style-name="ce531" office:value-type="string" calcext:value-type="string">
            <text:p>CÉ alap</text:p>
          </table:table-cell>
          <table:table-cell table:style-name="ce942" table:content-validation-name="val118" office:value-type="float" office:value="0" calcext:value-type="float">
            <text:p>0</text:p>
          </table:table-cell>
          <table:table-cell table:style-name="ce999" table:content-validation-name="val131" office:value-type="float" office:value="-15" calcext:value-type="float">
            <text:p>-15</text:p>
          </table:table-cell>
          <table:table-cell table:style-name="ce619" table:content-validation-name="val148" table:formula="of:=[Alapértékek.C25]" office:value-type="float" office:value="0" calcext:value-type="float">
            <text:p>0</text:p>
          </table:table-cell>
          <table:table-cell table:style-name="ce1110" table:content-validation-name="val155" table:formula="of:=[.C7]+[.B7]+[.D7]" office:value-type="float" office:value="-15" calcext:value-type="float">
            <text:p>-15</text:p>
          </table:table-cell>
          <table:table-cell table:style-name="ce32"/>
          <table:table-cell table:style-name="ce1052" office:value-type="string" calcext:value-type="string" table:number-columns-spanned="2" table:number-rows-spanned="1">
            <text:p>Max felvehető CM:</text:p>
          </table:table-cell>
          <table:covered-table-cell table:style-name="ce32"/>
          <table:table-cell table:style-name="ce1246" table:content-validation-name="val173" table:formula="of:=[Data.C19]*[Alapértékek.$D$9]" office:value-type="float" office:value="10" calcext:value-type="float">
            <text:p>10 HM</text:p>
          </table:table-cell>
          <table:table-cell table:style-name="ce32"/>
          <table:table-cell table:style-name="ce1291" table:content-validation-name="val176" table:formula="of:=VLOOKUP([.$L7];tavharc_szorzo_mozgas_all;4;0)" office:value-type="float" office:value="1" calcext:value-type="float">
            <text:p>1</text:p>
          </table:table-cell>
          <table:table-cell table:style-name="ce1386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/>
          <table:table-cell table:style-name="ce525" table:number-columns-repeated="4"/>
          <table:table-cell table:style-name="ce32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7">
          <table:table-cell table:style-name="ce532" office:value-type="string" calcext:value-type="string">
            <text:p>Maradt KP:</text:p>
          </table:table-cell>
          <table:table-cell table:style-name="ce618" table:content-validation-name="val119" table:formula="of:=[Alapértékek.E11]" office:value-type="float" office:value="350" calcext:value-type="float">
            <text:p>350</text:p>
          </table:table-cell>
          <table:table-cell table:style-name="ce32"/>
          <table:table-cell table:style-name="ce1052" office:value-type="string" calcext:value-type="string">
            <text:p>KP HM-re:</text:p>
          </table:table-cell>
          <table:table-cell table:style-name="ce789" table:content-validation-name="val156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052" office:value-type="string" calcext:value-type="string" table:number-columns-spanned="2" table:number-rows-spanned="1">
            <text:p>Átlag HM</text:p>
          </table:table-cell>
          <table:covered-table-cell table:style-name="ce32"/>
          <table:table-cell table:style-name="ce1032" table:content-validation-name="val174" table:formula="of:=(([.I3]+[.I6])/[Alapértékek.D9])" office:value-type="float" office:value="0" calcext:value-type="float">
            <text:p>0 HM</text:p>
          </table:table-cell>
          <table:table-cell table:style-name="ce32"/>
          <table:table-cell table:style-name="ce1291" table:content-validation-name="val176" table:formula="of:=VLOOKUP([.$L9];tavharc_szorzo_lovesz_mozgas_all;4;0)" office:value-type="float" office:value="0" calcext:value-type="float">
            <text:p>0</text:p>
          </table:table-cell>
          <table:table-cell table:style-name="ce1394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32"/>
          <table:table-cell table:style-name="ce949" table:number-columns-repeated="3"/>
          <table:table-cell table:style-name="ce32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32"/>
          <table:table-cell table:style-name="ce1291" table:content-validation-name="val176" table:formula="of:=VLOOKUP([.$L11];tavharc_szorzo_meret_all;4;0)" office:value-type="float" office:value="0" calcext:value-type="float">
            <text:p>0</text:p>
          </table:table-cell>
          <table:table-cell table:style-name="ce1386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9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00" table:content-validation-name="val132" office:value-type="string" calcext:value-type="string">
            <text:p>Szint</text:p>
          </table:table-cell>
          <table:table-cell table:style-name="ce1000" office:value-type="string" calcext:value-type="string">
            <text:p>TÉ/CÉ</text:p>
          </table:table-cell>
          <table:table-cell table:style-name="ce1000" office:value-type="string" calcext:value-type="string">
            <text:p>VÉ</text:p>
          </table:table-cell>
          <table:table-cell table:style-name="ce1000" table:content-validation-name="val163" office:value-type="string" calcext:value-type="string">
            <text:p>Harckeret</text:p>
          </table:table-cell>
          <table:table-cell table:style-name="ce1000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38"/>
          <table:table-cell table:number-columns-repeated="9"/>
          <table:table-cell table:style-name="ce949" table:number-columns-repeated="16356"/>
        </table:table-row>
        <table:table-row table:style-name="ro13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2" table:formula="of:=[Alapértékek.$J19]" office:value-type="float" office:value="0" calcext:value-type="float">
            <text:p>0</text:p>
          </table:table-cell>
          <table:table-cell table:style-name="ce743" table:content-validation-name="val119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1035"/>
          <table:table-cell table:style-name="ce32"/>
          <table:table-cell table:style-name="ce1291" table:content-validation-name="val176" table:formula="of:=VLOOKUP([.$L13];tavharc_szorzo_eszlelhetoseg_all;4;0)" office:value-type="float" office:value="0" calcext:value-type="float">
            <text:p>0</text:p>
          </table:table-cell>
          <table:table-cell table:style-name="ce1394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9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9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2" table:formula="of:=[Alapértékek.$J20]" office:value-type="float" office:value="0" calcext:value-type="float">
            <text:p>0</text:p>
          </table:table-cell>
          <table:table-cell table:style-name="ce743" table:content-validation-name="val119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2" table:formula="of:=[Alapértékek.$J21]" office:value-type="float" office:value="0" calcext:value-type="float">
            <text:p>0</text:p>
          </table:table-cell>
          <table:table-cell table:style-name="ce743" table:content-validation-name="val119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32"/>
          <table:table-cell table:style-name="ce1291" table:content-validation-name="val176" table:formula="of:=VLOOKUP([.$L15];tavharc_szorzo_szel_all;4;0)" office:value-type="float" office:value="0" calcext:value-type="float">
            <text:p>0</text:p>
          </table:table-cell>
          <table:table-cell table:style-name="ce1394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9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2" table:formula="of:=[Alapértékek.$J22]" office:value-type="float" office:value="0" calcext:value-type="float">
            <text:p>0</text:p>
          </table:table-cell>
          <table:table-cell table:style-name="ce743" table:content-validation-name="val119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32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2" table:formula="of:=[Alapértékek.$J23]" office:value-type="float" office:value="0" calcext:value-type="float">
            <text:p>0</text:p>
          </table:table-cell>
          <table:table-cell table:style-name="ce751" table:content-validation-name="val119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19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4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855" table:content-validation-name="val119" table:number-columns-spanned="2" table:number-rows-spanned="1"/>
          <table:covered-table-cell table:style-name="ce959" table:content-validation-name="val119"/>
          <table:table-cell table:style-name="ce949"/>
          <table:table-cell table:style-name="ce32"/>
          <table:table-cell table:style-name="ce1094" table:content-validation-name="val177" office:value-type="float" office:value="0" calcext:value-type="float">
            <text:p>0</text:p>
          </table:table-cell>
          <table:table-cell table:style-name="ce1398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2" table:formula="of:=[Alapértékek.$J24]" office:value-type="float" office:value="0" calcext:value-type="float">
            <text:p>0</text:p>
          </table:table-cell>
          <table:table-cell table:style-name="ce756" table:content-validation-name="val119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19" table:number-columns-spanned="2" table:number-rows-spanned="1"/>
          <table:covered-table-cell table:style-name="ce963" table:content-validation-name="val119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2" table:formula="of:=[Alapértékek.$J25]" office:value-type="float" office:value="0" calcext:value-type="float">
            <text:p>0</text:p>
          </table:table-cell>
          <table:table-cell table:style-name="ce743" table:content-validation-name="val119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32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2" table:formula="of:=[Alapértékek.$J26]" office:value-type="float" office:value="0" calcext:value-type="float">
            <text:p>0</text:p>
          </table:table-cell>
          <table:table-cell table:style-name="ce743" table:content-validation-name="val119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32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20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2" table:formula="of:=[Alapértékek.$J28]" office:value-type="float" office:value="0" calcext:value-type="float">
            <text:p>0</text:p>
          </table:table-cell>
          <table:table-cell table:style-name="ce743" table:content-validation-name="val119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32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32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58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1004" table:content-validation-name="val133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04" office:value-type="string" calcext:value-type="string">
            <text:p>SP</text:p>
          </table:table-cell>
          <table:table-cell table:style-name="ce1004" office:value-type="string" calcext:value-type="string">
            <text:p>Pengehossz</text:p>
          </table:table-cell>
          <table:table-cell table:style-name="ce1004" office:value-type="string" calcext:value-type="string" table:number-columns-spanned="4" table:number-rows-spanned="1">
            <text:p>Komment</text:p>
          </table:table-cell>
          <table:covered-table-cell table:style-name="ce954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21">
          <table:table-cell table:style-name="ce548" table:content-validation-name="val105" office:value-type="string" calcext:value-type="string">
            <text:p>Puszta kéz</text:p>
          </table:table-cell>
          <table:table-cell table:style-name="ce635" table:content-validation-name="val120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9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19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5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38"/>
          <table:table-cell table:number-columns-repeated="8"/>
          <table:table-cell table:style-name="ce949" table:number-columns-repeated="16357"/>
        </table:table-row>
        <table:table-row table:style-name="ro21">
          <table:table-cell table:style-name="ce550" table:content-validation-name="val105" office:value-type="string" calcext:value-type="string">
            <text:p>Puszta kéz Belharcban</text:p>
          </table:table-cell>
          <table:table-cell table:style-name="ce635" table:content-validation-name="val120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5"/>
          <table:table-cell table:style-name="ce760" table:content-validation-name="val119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19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6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73" table:content-validation-name="val106"/>
          <table:table-cell table:style-name="ce635" table:content-validation-name="val120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6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2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58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62" table:formula="of:=IF([.$X27] = 1; &quot;/&quot; &amp; ([.$U27] + 2); &quot;&quot;)">
            <text:p/>
          </table:table-cell>
          <table:table-cell table:style-name="ce1566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73" table:content-validation-name="val106"/>
          <table:table-cell table:style-name="ce635" table:content-validation-name="val120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6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58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62" table:formula="of:=IF([.$X28] = 1; &quot;/&quot; &amp; ([.$U28] + 2); &quot;&quot;)">
            <text:p/>
          </table:table-cell>
          <table:table-cell table:style-name="ce1566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73" table:content-validation-name="val106"/>
          <table:table-cell table:style-name="ce635" table:content-validation-name="val120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6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520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5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6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66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73" table:content-validation-name="val106"/>
          <table:table-cell table:style-name="ce635" table:content-validation-name="val120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6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520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5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6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6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73" table:content-validation-name="val107"/>
          <table:table-cell table:style-name="ce635" table:content-validation-name="val120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9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6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520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5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6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6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73" table:content-validation-name="val108"/>
          <table:table-cell table:style-name="ce635" table:content-validation-name="val120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8"/>
          <table:table-cell table:style-name="ce760" table:content-validation-name="val119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6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20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5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6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6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74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874"/>
          <table:table-cell table:style-name="ce796" office:value-type="string" calcext:value-type="string">
            <text:p>Erőbónusz</text:p>
          </table:table-cell>
          <table:table-cell table:style-name="ce859" table:content-validation-name="val167" table:formula="of:=[$Data.$C$31]" office:value-type="float" office:value="0" calcext:value-type="float">
            <text:p>0</text:p>
          </table:table-cell>
          <table:table-cell table:style-name="ce949"/>
          <table:table-cell table:style-name="ce874" table:number-columns-spanned="2" table:number-rows-spanned="1"/>
          <table:covered-table-cell table:style-name="ce874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2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5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6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6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22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22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22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54"/>
          <table:table-cell table:style-name="ce954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22"/>
          <table:table-cell table:style-name="ce949"/>
          <table:table-cell table:style-name="ce1522"/>
          <table:table-cell table:style-name="ce949" table:number-columns-repeated="2"/>
          <table:table-cell table:style-name="ce1522"/>
          <table:table-cell table:style-name="ce949"/>
          <table:table-cell table:style-name="ce1522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58" table:content-validation-name="val109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1004" table:content-validation-name="val133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04" office:value-type="string" calcext:value-type="string">
            <text:p>SP</text:p>
          </table:table-cell>
          <table:table-cell table:style-name="ce1004" office:value-type="string" calcext:value-type="string" table:number-columns-spanned="2" table:number-rows-spanned="1">
            <text:p>Hatótáv + Komment</text:p>
          </table:table-cell>
          <table:covered-table-cell table:style-name="ce954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22"/>
          <table:table-cell table:style-name="ce949"/>
          <table:table-cell table:style-name="ce1522"/>
          <table:table-cell table:style-name="ce949" table:number-columns-repeated="2"/>
          <table:table-cell table:style-name="ce1522"/>
          <table:table-cell table:style-name="ce949"/>
          <table:table-cell table:style-name="ce1522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73" table:content-validation-name="val110"/>
          <table:table-cell table:style-name="ce635" table:content-validation-name="val120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39" office:value-type="float" office:value="0" calcext:value-type="float">
            <text:p>0</text:p>
          </table:table-cell>
          <table:table-cell table:style-name="ce760" table:content-validation-name="val119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73" table:content-validation-name="val110"/>
          <table:table-cell table:style-name="ce635" table:content-validation-name="val120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39" office:value-type="float" office:value="0" calcext:value-type="float">
            <text:p>0</text:p>
          </table:table-cell>
          <table:table-cell table:style-name="ce760" table:content-validation-name="val119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73" table:content-validation-name="val110"/>
          <table:table-cell table:style-name="ce635" table:content-validation-name="val120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39" office:value-type="float" office:value="0" calcext:value-type="float">
            <text:p>0</text:p>
          </table:table-cell>
          <table:table-cell table:style-name="ce760" table:content-validation-name="val119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Default" table:number-columns-repeated="10"/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3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32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2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3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32"/>
          <table:table-cell table:style-name="Default" table:number-columns-repeated="3"/>
          <table:table-cell table:style-name="ce32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4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4] + [.$D$55] + [$Harc.$F$40]" office:value-type="float" office:value="4" calcext:value-type="float">
            <text:p>4</text:p>
          </table:table-cell>
          <table:table-cell table:style-name="ce798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864" table:content-validation-name="val17" table:formula="of:=[.F25]" office:value-type="string" office:string-value="-5 Z" calcext:value-type="string">
            <text:p>-5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32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4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4] +[$Harc.$F$40]" office:value-type="float" office:value="7" calcext:value-type="float">
            <text:p>7</text:p>
          </table:table-cell>
          <table:table-cell table:style-name="ce798" table:content-validation-name="val14" table:formula="of:=VLOOKUP( VLOOKUP([.$A26];kezifegyverek_all;14;0); harcmodor_harcertekek;5;0 ) + [.$E26] + [.$S$46] + [.$L$72] - ABS(#REF!)" office:value-type="string" office:string-value="" calcext:value-type="error">
            <text:p>#REF!</text:p>
          </table:table-cell>
          <table:table-cell table:style-name="ce1525" table:content-validation-name="val166" table:formula="of:=[.F26]" office:value-type="string" office:string-value="0 Z" calcext:value-type="string">
            <text:p>0 Z</text:p>
          </table:table-cell>
          <table:table-cell table:style-name="ce914" table:content-validation-name="val166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32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4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7];kezifegyverek_all;14;0); harcmodor_harcertekek;4;0 ) + [.$D27] +[.$E$74] + [.$D$55] + [$Harc.$F$40]" office:value-type="string" office:string-value="" calcext:value-type="error">
            <text:p>#N/A</text:p>
          </table:table-cell>
          <table:table-cell table:style-name="ce798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7]" office:value-type="string" office:string-value="N/A" calcext:value-type="string">
            <text:p>N/A</text:p>
          </table:table-cell>
          <table:table-cell table:style-name="ce914" table:content-validation-name="val166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32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4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8];kezifegyverek_all;14;0); harcmodor_harcertekek;4;0 ) + [.$D28] +[.$E$74] + [.$D$55] + [$Harc.$F$40]" office:value-type="string" office:string-value="" calcext:value-type="error">
            <text:p>#N/A</text:p>
          </table:table-cell>
          <table:table-cell table:style-name="ce798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8]" office:value-type="string" office:string-value="N/A" calcext:value-type="string">
            <text:p>N/A</text:p>
          </table:table-cell>
          <table:table-cell table:style-name="ce914" table:content-validation-name="val166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32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4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4] + [.$D$55] + [$Harc.$F$40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9]" office:value-type="string" office:string-value="N/A" calcext:value-type="string">
            <text:p>N/A</text:p>
          </table:table-cell>
          <table:table-cell table:style-name="ce914" table:content-validation-name="val166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24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4] + [.$D$55] + [$Harc.$F$40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30]" office:value-type="string" office:string-value="N/A" calcext:value-type="string">
            <text:p>N/A</text:p>
          </table:table-cell>
          <table:table-cell table:style-name="ce914" table:content-validation-name="val166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4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4] + [.$D$55] + [$Harc.$F$40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31]" office:value-type="string" office:string-value="N/A" calcext:value-type="string">
            <text:p>N/A</text:p>
          </table:table-cell>
          <table:table-cell table:style-name="ce914" table:content-validation-name="val166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24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18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4] + [.$D$55] + [$Harc.$F$40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018" table:content-validation-name="val166" table:formula="of:=[.F32]" office:value-type="string" office:string-value="N/A" calcext:value-type="string">
            <text:p>N/A</text:p>
          </table:table-cell>
          <table:table-cell table:style-name="ce1514" table:content-validation-name="val166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32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4">
          <table:table-cell table:style-name="ce561" table:content-validation-name="val111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1"/>
          <table:table-cell table:style-name="ce1019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19" table:content-validation-name="val168" table:formula="of:=[.F37]" office:value-type="string" office:string-value="" calcext:value-type="error">
            <text:p>#N/A</text:p>
          </table:table-cell>
          <table:table-cell table:style-name="ce916" table:content-validation-name="val168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4">
          <table:table-cell table:style-name="ce561" table:content-validation-name="val111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1"/>
          <table:table-cell table:style-name="ce1019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019" table:content-validation-name="val168" table:formula="of:=[.F38]" office:value-type="string" office:string-value="" calcext:value-type="error">
            <text:p>#N/A</text:p>
          </table:table-cell>
          <table:table-cell table:style-name="ce916" table:content-validation-name="val168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4">
          <table:table-cell table:style-name="ce561" table:content-validation-name="val111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1"/>
          <table:table-cell table:style-name="ce1019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865" table:content-validation-name="val168" table:formula="of:=[.F39]" office:value-type="string" office:string-value="" calcext:value-type="error">
            <text:p>#N/A</text:p>
          </table:table-cell>
          <table:table-cell table:style-name="ce918" table:content-validation-name="val168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49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49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32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32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2" table:number-columns-spanned="2" table:number-rows-spanned="1"/>
          <table:covered-table-cell table:style-name="ce833" table:content-validation-name="val112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1193" table:number-columns-spanned="2" table:number-rows-spanned="1"/>
          <table:covered-table-cell table:style-name="ce1193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2" table:number-columns-spanned="2" table:number-rows-spanned="1"/>
          <table:covered-table-cell table:style-name="ce410" table:content-validation-name="val112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195" table:number-columns-spanned="2" table:number-rows-spanned="1"/>
          <table:covered-table-cell table:style-name="ce1195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1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0"/>
          <table:table-cell table:style-name="ce772" table:content-validation-name="val150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57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69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32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10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38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21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2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126" table:content-validation-name="val9" office:value-type="string" calcext:value-type="string">
            <text:p>Tám/kör</text:p>
          </table:table-cell>
          <table:table-cell table:style-name="ce1126" office:value-type="string" calcext:value-type="string">
            <text:p>TÉ</text:p>
          </table:table-cell>
          <table:table-cell table:style-name="ce1126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3" office:value-type="string" calcext:value-type="string">
            <text:p><text:s text:c="3"/>Elsődleges fegyver</text:p>
          </table:table-cell>
          <table:table-cell table:style-name="ce973" table:content-validation-name="val123" table:number-columns-spanned="2" table:number-rows-spanned="1"/>
          <table:covered-table-cell table:style-name="ce726" table:content-validation-name="val141"/>
          <table:table-cell table:style-name="ce949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8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66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3" office:value-type="string" calcext:value-type="string">
            <text:p><text:s text:c="3"/>Másodlagos fegyver</text:p>
          </table:table-cell>
          <table:table-cell table:style-name="ce973" table:content-validation-name="val124" table:number-columns-spanned="2" table:number-rows-spanned="1"/>
          <table:covered-table-cell table:style-name="ce727" table:content-validation-name="val141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54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38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5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89" office:value-type="string" calcext:value-type="string">
            <text:p>Harckeret</text:p>
          </table:table-cell>
          <table:table-cell table:style-name="ce810" table:content-validation-name="val158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89"/>
          <table:table-cell table:style-name="ce996" table:content-validation-name="val170" table:formula="of:=[.N65]+[.N69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910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6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4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4" table:content-validation-name="val114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59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8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86" table:content-validation-name="val126" table:number-columns-spanned="2" table:number-rows-spanned="1"/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8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986"/>
          <table:table-cell table:style-name="ce1599" office:value-type="string" calcext:value-type="string">
            <text:p>TÉ büntetés</text:p>
          </table:table-cell>
          <table:table-cell table:style-name="ce1075" table:content-validation-name="val160" table:formula="of:=IFNA(IF([.H71]=1;-[.$L$81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86" table:content-validation-name="val128" table:number-columns-spanned="2" table:number-rows-spanned="1"/>
          <table:covered-table-cell table:style-name="ce986"/>
          <table:table-cell table:style-name="ce1600"/>
          <table:table-cell table:style-name="ce1076" table:content-validation-name="val161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; 9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89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989"/>
          <table:table-cell table:style-name="ce1044" table:content-validation-name="val151" office:value-type="string" calcext:value-type="string">
            <text:p>Akt MGT</text:p>
          </table:table-cell>
          <table:table-cell table:style-name="ce1077" table:content-validation-name="val162" table:formula="of:=IF([.H71]=1;[.$L$88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; 10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; 11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2" table:formula="of:=[$Alapértékek.$J$33]" office:value-type="float" office:value="0" calcext:value-type="float" table:number-columns-spanned="2" table:number-rows-spanned="1">
            <text:p>0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4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; 2;0)); 0)" office:value-type="float" office:value="0" calcext:value-type="float">
            <text:p>0</text:p>
          </table:table-cell>
          <table:table-cell table:style-name="ce1208"/>
          <table:table-cell table:style-name="ce34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8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4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4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3];pancel_strukturak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4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5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6;0) + [.$B$74] + IFNA(VLOOKUP([.$B75];femalapanyag;2;0); 0); 0)" office:value-type="float" office:value="0" calcext:value-type="float">
            <text:p>0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4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; 8;0); 0); 0)" office:value-type="float" office:value="0" calcext:value-type="float">
            <text:p>0</text:p>
          </table:table-cell>
          <table:table-cell table:style-name="ce1059"/>
          <table:table-cell table:style-name="ce34"/>
          <table:table-cell table:style-name="ce32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style-name="ce3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 table:style-name="ce32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5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5]" office:value-type="float" office:value="0" calcext:value-type="float">
            <text:p>0</text:p>
          </table:table-cell>
          <table:table-cell table:style-name="ce1059"/>
          <table:table-cell table:style-name="ce32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4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4" table:number-columns-repeated="4"/>
          <table:table-cell table:style-name="ce32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3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32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3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3" office:value-type="float" office:value="0" calcext:value-type="float">
            <text:p>0</text:p>
          </table:table-cell>
          <table:table-cell table:style-name="ce949"/>
          <table:table-cell table:style-name="ce32"/>
          <table:table-cell table:style-name="Default" table:number-columns-repeated="4"/>
          <table:table-cell table:style-name="ce949" table:number-columns-repeated="4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3" office:value-type="float" office:value="0" calcext:value-type="float">
            <text:p>0</text:p>
          </table:table-cell>
          <table:table-cell table:style-name="ce949"/>
          <table:table-cell table:style-name="ce32"/>
          <table:table-cell table:style-name="Default" table:number-columns-repeated="4"/>
          <table:table-cell table:style-name="ce949" table:number-columns-repeated="4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4" table:formula="of:=SUM([.C91:.C93])" office:value-type="float" office:value="0" calcext:value-type="float">
            <text:p>0</text:p>
          </table:table-cell>
          <table:table-cell table:style-name="ce949"/>
          <table:table-cell table:style-name="ce32"/>
          <table:table-cell table:style-name="Default" table:number-columns-repeated="4"/>
          <table:table-cell table:style-name="ce949" table:number-columns-repeated="3"/>
          <table:table-cell table:style-name="ce32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4]-[.B94]))" office:value-type="float" office:value="0" calcext:value-type="float">
            <text:p>0</text:p>
          </table:table-cell>
          <table:table-cell table:style-name="ce949"/>
          <table:table-cell table:style-name="ce32"/>
          <table:table-cell table:style-name="Default" table:number-columns-repeated="4"/>
          <table:table-cell table:style-name="ce949"/>
          <table:table-cell table:style-name="ce32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32"/>
          <table:table-cell table:style-name="Default" table:number-columns-repeated="4"/>
          <table:table-cell table:style-name="ce949"/>
          <table:table-cell table:style-name="ce32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 table:number-columns-repeated="7"/>
          <table:table-cell table:style-name="ce949" table:number-columns-repeated="3"/>
          <table:table-cell table:style-name="ce32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 table:number-columns-repeated="7"/>
          <table:table-cell table:style-name="ce949" table:number-columns-repeated="4"/>
          <table:table-cell table:style-name="ce32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 table:number-columns-repeated="9"/>
          <table:table-cell table:style-name="ce949" table:number-columns-repeated="3"/>
          <table:table-cell table:style-name="ce32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 table:number-columns-repeated="9"/>
          <table:table-cell table:style-name="ce949" table:number-columns-repeated="4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32"/>
          <table:table-cell table:style-name="ce949"/>
          <table:table-cell table:style-name="ce32" table:number-columns-repeated="2"/>
          <table:table-cell table:style-name="ce949" table:number-columns-repeated="4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32"/>
          <table:table-cell table:style-name="ce949"/>
          <table:table-cell table:style-name="ce32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32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32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32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32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32"/>
          <table:table-cell table:number-columns-repeated="23"/>
          <table:table-cell table:style-name="ce949" table:number-columns-repeated="16356"/>
        </table:table-row>
        <table:table-row table:style-name="ro4" table:number-rows-repeated="983010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8:Harcértékek.C88">
            <calcext:condition calcext:apply-style-name="Piros_háttér" calcext:value="&gt;[$Harcértékek.$B$94]" calcext:base-cell-address="Harcértékek.C88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</calcext:conditional-formats>
      </table:table>
      <table:table table:name="Misztikus" table:style-name="ta4" table:print="false">
        <table:table-column table:style-name="co43" table:default-cell-style-name="ce34"/>
        <table:table-column table:style-name="co44" table:default-cell-style-name="ce34"/>
        <table:table-column table:style-name="co45" table:default-cell-style-name="ce34"/>
        <table:table-column table:style-name="co46" table:default-cell-style-name="ce34"/>
        <table:table-column table:style-name="co47" table:default-cell-style-name="ce34"/>
        <table:table-column table:style-name="co48" table:default-cell-style-name="ce34"/>
        <table:table-column table:style-name="co49" table:default-cell-style-name="ce1625"/>
        <table:table-column table:style-name="co50" table:default-cell-style-name="ce34"/>
        <table:table-column table:style-name="co51" table:default-cell-style-name="ce34"/>
        <table:table-column table:style-name="co52" table:number-columns-repeated="4" table:default-cell-style-name="ce34"/>
        <table:table-column table:style-name="co53" table:default-cell-style-name="ce5"/>
        <table:table-column table:style-name="co54" table:default-cell-style-name="ce34"/>
        <table:table-column table:style-name="co55" table:default-cell-style-name="ce34"/>
        <table:table-column table:style-name="co38" table:default-cell-style-name="ce34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54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19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54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19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19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19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19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606"/>
          <table:covered-table-cell table:style-name="ce1390" table:content-validation-name="val119"/>
          <table:covered-table-cell table:style-name="ce1606" table:content-validation-name="val119"/>
          <table:table-cell/>
          <table:table-cell table:style-name="ce469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2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81" table:content-validation-name="val187" table:number-columns-spanned="4" table:number-rows-spanned="1"/>
          <table:covered-table-cell table:style-name="ce1595" table:content-validation-name="val190"/>
          <table:covered-table-cell table:number-columns-repeated="2" table:style-name="ce76" table:content-validation-name="val190"/>
          <table:table-cell table:style-name="ce1391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19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69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19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19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6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2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19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95"/>
          <table:covered-table-cell table:number-columns-repeated="2" table:style-name="ce76" table:content-validation-name="val31"/>
          <table:table-cell table:style-name="ce139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19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19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19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19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32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19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69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19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19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19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19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19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19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81" table:content-validation-name="val189" table:number-columns-spanned="4" table:number-rows-spanned="1"/>
          <table:covered-table-cell table:style-name="ce1595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19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50" office:value-type="float" office:value="0" calcext:value-type="float">
            <text:p>0</text:p>
          </table:table-cell>
          <table:table-cell table:style-name="ce317" table:content-validation-name="val119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19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69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19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19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19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19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19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19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19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3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19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69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89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89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office:forms form:automatic-focus="false" form:apply-design-mode="false"/>
        <table:table-column table:style-name="co59" table:default-cell-style-name="ce34"/>
        <table:table-column table:style-name="co60" table:default-cell-style-name="ce34"/>
        <table:table-column table:style-name="co3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62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2" table:formula="of:=[$Alapértékek.D9]*[$Data.$C$13]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69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69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20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6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78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78"/>
          <table:table-cell table:style-name="ce1697" office:value-type="string" calcext:value-type="string" table:number-columns-spanned="3" table:number-rows-spanned="1">
            <text:p>Megjegyzés</text:p>
          </table:table-cell>
          <table:covered-table-cell table:style-name="ce1697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content-validation-name="val211" table:number-columns-spanned="3" table:number-rows-spanned="1"/>
          <table:covered-table-cell table:style-name="ce1707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7" table:content-validation-name="val197"/>
          <table:table-cell table:style-name="ce1677" table:content-validation-name="val202"/>
          <table:table-cell table:style-name="ce1695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5" table:content-validation-name="val206"/>
          <table:table-cell table:style-name="ce1707" table:number-columns-spanned="3" table:number-rows-spanned="1"/>
          <table:covered-table-cell table:style-name="ce1707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67" table:content-validation-name="val197" table:number-columns-spanned="3" table:number-rows-spanned="1"/>
          <table:covered-table-cell table:number-columns-repeated="2" table:style-name="ce546" table:content-validation-name="val197"/>
          <table:table-cell table:style-name="ce546" table:content-validation-name="val203"/>
          <table:table-cell table:style-name="ce1696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6" table:content-validation-name="val206"/>
          <table:table-cell table:style-name="ce1708" table:number-columns-spanned="3" table:number-rows-spanned="1"/>
          <table:covered-table-cell table:style-name="ce1708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69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20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709" office:value-type="string" calcext:value-type="string" table:number-columns-spanned="3" table:number-rows-spanned="1">
            <text:p>Leíró Hátterek</text:p>
          </table:table-cell>
          <table:covered-table-cell table:style-name="ce1709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65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78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97" office:value-type="string" calcext:value-type="string" table:number-columns-spanned="2" table:number-rows-spanned="1">
            <text:p>Megjegyzés, eredet</text:p>
          </table:table-cell>
          <table:covered-table-cell table:style-name="ce1697"/>
          <table:table-cell table:style-name="ce1665" office:value-type="string" calcext:value-type="string" table:number-columns-spanned="2" table:number-rows-spanned="1">
            <text:p>Név</text:p>
          </table:table-cell>
          <table:covered-table-cell table:style-name="ce1665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70" table:content-validation-name="val198"/>
          <table:covered-table-cell table:style-name="ce1677" table:content-validation-name="val198"/>
          <table:table-cell table:style-name="ce167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70" table:content-validation-name="val198"/>
          <table:covered-table-cell table:style-name="ce1677" table:content-validation-name="val198"/>
          <table:table-cell table:style-name="ce167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70" table:content-validation-name="val198"/>
          <table:covered-table-cell table:style-name="ce1677" table:content-validation-name="val198"/>
          <table:table-cell table:style-name="ce167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70" table:content-validation-name="val198"/>
          <table:covered-table-cell table:style-name="ce1677" table:content-validation-name="val198"/>
          <table:table-cell table:style-name="ce167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70" table:content-validation-name="val198"/>
          <table:covered-table-cell table:style-name="ce1677" table:content-validation-name="val198"/>
          <table:table-cell table:style-name="ce167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70" table:content-validation-name="val198"/>
          <table:covered-table-cell table:style-name="ce1677" table:content-validation-name="val198"/>
          <table:table-cell table:style-name="ce167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70" table:content-validation-name="val198"/>
          <table:covered-table-cell table:style-name="ce1677" table:content-validation-name="val198"/>
          <table:table-cell table:style-name="ce167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70" table:content-validation-name="val198"/>
          <table:covered-table-cell table:style-name="ce1677" table:content-validation-name="val198"/>
          <table:table-cell table:style-name="ce167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70" table:content-validation-name="val198"/>
          <table:covered-table-cell table:style-name="ce1677" table:content-validation-name="val198"/>
          <table:table-cell table:style-name="ce167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70" table:content-validation-name="val198" table:number-columns-spanned="4" table:number-rows-spanned="1"/>
          <table:covered-table-cell table:style-name="ce351" table:content-validation-name="val198"/>
          <table:covered-table-cell table:style-name="ce1670" table:content-validation-name="val198"/>
          <table:covered-table-cell table:style-name="ce1677" table:content-validation-name="val198"/>
          <table:table-cell table:style-name="ce167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0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65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78" table:content-validation-name="val28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97" office:value-type="string" calcext:value-type="string" table:number-columns-spanned="2" table:number-rows-spanned="1">
            <text:p>Megjegyzés, eredet</text:p>
          </table:table-cell>
          <table:covered-table-cell table:style-name="ce1697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71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7" table:content-validation-name="val28"/>
          <table:table-cell table:style-name="ce1677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20">
          <table:table-cell table:style-name="ce167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7" table:content-validation-name="val28"/>
          <table:table-cell table:style-name="ce1677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7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7" table:content-validation-name="val28"/>
          <table:table-cell table:style-name="ce1677" table:number-columns-spanned="2" table:number-rows-spanned="1"/>
          <table:covered-table-cell table:style-name="ce465"/>
          <table:table-cell table:style-name="ce1665" office:value-type="string" calcext:value-type="string" table:number-columns-spanned="2" table:number-rows-spanned="1">
            <text:p>Név</text:p>
          </table:table-cell>
          <table:covered-table-cell table:style-name="ce1665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7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7" table:content-validation-name="val28"/>
          <table:table-cell table:style-name="ce167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7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7" table:content-validation-name="val28"/>
          <table:table-cell table:style-name="ce167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7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7" table:content-validation-name="val28"/>
          <table:table-cell table:style-name="ce167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7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7" table:content-validation-name="val28"/>
          <table:table-cell table:style-name="ce167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7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7" table:content-validation-name="val28"/>
          <table:table-cell table:style-name="ce167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7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7" table:content-validation-name="val28"/>
          <table:table-cell table:style-name="ce167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7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7" table:content-validation-name="val28"/>
          <table:table-cell table:style-name="ce167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7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46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20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75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77"/>
          <table:covered-table-cell table:style-name="ce62"/>
          <table:table-cell table:style-name="ce1677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75"/>
          <table:covered-table-cell table:style-name="ce440"/>
          <table:table-cell table:style-name="ce1677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77" table:content-validation-name="val200" table:number-columns-spanned="4" table:number-rows-spanned="1"/>
          <table:covered-table-cell table:number-columns-repeated="2" table:style-name="ce1677" table:content-validation-name="val200"/>
          <table:covered-table-cell table:style-name="ce62" table:content-validation-name="val200"/>
          <table:table-cell table:style-name="ce167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office:forms form:automatic-focus="false" form:apply-design-mode="false"/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4"/>
        <table:table-column table:style-name="co3" table:default-cell-style-name="ce34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4" table:number-columns-repeated="7"/>
          <table:table-cell table:number-columns-repeated="242"/>
        </table:table-row>
        <table:table-row table:style-name="ro27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4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8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9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30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4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4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30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7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7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31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7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7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7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7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4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4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4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4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34" table:number-columns-repeated="1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4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30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34" table:number-columns-repeated="1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4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4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32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7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32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string" calcext:value-type="string">
            <text:p>-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string" calcext:value-type="string">
            <text:p>-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7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string" calcext:value-type="string">
            <text:p>-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4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4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4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2006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2006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44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44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4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44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44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44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44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44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4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44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44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4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44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44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44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44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44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44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44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44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44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44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44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44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1" table:default-cell-style-name="ce34"/>
        <table:table-column table:style-name="co92" table:default-cell-style-name="ce5"/>
        <table:table-column table:style-name="co93" table:default-cell-style-name="ce2669"/>
        <table:table-column table:style-name="co94" table:default-cell-style-name="ce34"/>
        <table:table-column table:style-name="co95" table:default-cell-style-name="ce2676"/>
        <table:table-column table:style-name="co96" table:default-cell-style-name="ce34"/>
        <table:table-column table:style-name="co97" table:default-cell-style-name="ce34"/>
        <table:table-column table:style-name="co98" table:default-cell-style-name="ce34"/>
        <table:table-column table:style-name="co99" table:default-cell-style-name="ce655"/>
        <table:table-column table:style-name="co100" table:default-cell-style-name="ce34"/>
        <table:table-column table:style-name="co101" table:default-cell-style-name="ce34"/>
        <table:table-column table:style-name="co102" table:default-cell-style-name="ce949"/>
        <table:table-column table:style-name="co103" table:default-cell-style-name="ce34"/>
        <table:table-column table:style-name="co104" table:default-cell-style-name="ce34"/>
        <table:table-column table:style-name="co105" table:default-cell-style-name="ce34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34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34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4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4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4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4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4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4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4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4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4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3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4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4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4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4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4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4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4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4"/>
        <table:table-column table:style-name="co107" table:default-cell-style-name="ce34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4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4" table:number-columns-repeated="16382"/>
        </table:table-row>
        <table:table-row table:style-name="ro34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4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4" table:number-columns-repeated="16382"/>
        </table:table-row>
        <table:table-row table:style-name="ro34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4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4" table:number-columns-repeated="16382"/>
        </table:table-row>
        <table:table-row table:style-name="ro4">
          <table:table-cell/>
          <table:table-cell table:style-name="ce2688"/>
          <table:table-cell table:style-name="ce34" table:number-columns-repeated="16382"/>
        </table:table-row>
        <table:table-row table:style-name="ro34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4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4" table:number-columns-repeated="16382"/>
        </table:table-row>
        <table:table-row table:style-name="ro4">
          <table:table-cell/>
          <table:table-cell table:style-name="ce2688"/>
          <table:table-cell table:style-name="ce34" table:number-columns-repeated="16382"/>
        </table:table-row>
        <table:table-row table:style-name="ro34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4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4" table:number-columns-repeated="16382"/>
        </table:table-row>
        <table:table-row table:style-name="ro34">
          <table:table-cell table:style-name="ce2688" office:value-type="string" calcext:value-type="string">
            <text:p>Pszí</text:p>
            <text:p/>
          </table:table-cell>
          <table:table-cell/>
          <table:table-cell table:style-name="ce34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4" table:number-columns-repeated="16382"/>
        </table:table-row>
        <table:table-row table:style-name="ro4">
          <table:table-cell table:number-columns-repeated="2"/>
          <table:table-cell table:style-name="ce34" table:number-columns-repeated="16382"/>
        </table:table-row>
        <table:table-row table:style-name="ro38">
          <table:table-cell table:number-columns-repeated="2"/>
          <table:table-cell table:style-name="ce34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4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4" table:number-columns-repeated="16382"/>
        </table:table-row>
        <table:table-row table:style-name="ro4" table:number-rows-repeated="1048557">
          <table:table-cell table:number-columns-repeated="2"/>
          <table:table-cell table:style-name="ce34" table:number-columns-repeated="16382"/>
        </table:table-row>
        <table:table-row table:style-name="ro4">
          <table:table-cell table:number-columns-repeated="2"/>
          <table:table-cell table:style-name="ce34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7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Alapértékek fülön legtöbb segédszöveg frissítve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+1 sor távolsági fegyvereknek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Távharc VÉ kalkulátor: szám mezők figyelmeztetést kaptak, hgy ne módosítsd őke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3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18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18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18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18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18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18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18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9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40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0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09" table:default-cell-style-name="ce34"/>
        <table:table-column table:style-name="co110" table:default-cell-style-name="ce1703"/>
        <table:table-column table:style-name="co111" table:default-cell-style-name="ce34"/>
        <table:table-column table:style-name="co112" table:default-cell-style-name="ce34"/>
        <table:table-column table:style-name="co113" table:default-cell-style-name="ce34"/>
        <table:table-column table:style-name="co59" table:default-cell-style-name="ce34"/>
        <table:table-column table:style-name="co114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19" table:default-cell-style-name="ce34"/>
        <table:table-column table:style-name="co120" table:default-cell-style-name="ce34"/>
        <table:table-column table:style-name="co121" table:default-cell-style-name="ce34"/>
        <table:table-column table:style-name="co122" table:default-cell-style-name="ce34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26" table:default-cell-style-name="ce34"/>
        <table:table-column table:style-name="co127" table:number-columns-repeated="2" table:default-cell-style-name="ce5"/>
        <table:table-column table:style-name="co127" table:default-cell-style-name="ce34"/>
        <table:table-column table:style-name="co38" table:number-columns-repeated="2" table:default-cell-style-name="ce34"/>
        <table:table-column table:style-name="co36" table:number-columns-repeated="9" table:default-cell-style-name="ce34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4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09"/>
          <table:covered-table-cell table:number-columns-repeated="6" table:style-name="ce1103"/>
          <table:covered-table-cell table:number-columns-repeated="3" table:style-name="ce2543"/>
          <table:covered-table-cell table:style-name="ce1103"/>
          <table:table-cell table:number-columns-repeated="17"/>
          <table:table-cell table:style-name="ce34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0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43" table:number-columns-repeated="3"/>
          <table:table-cell table:style-name="ce1103"/>
          <table:table-cell table:number-columns-repeated="17"/>
          <table:table-cell table:style-name="ce34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6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49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4" table:number-columns-repeated="16351"/>
        </table:table-row>
        <table:table-row table:style-name="ro41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21" office:value-type="string" calcext:value-type="string">
            <text:p>Szint</text:p>
          </table:table-cell>
          <table:table-cell table:style-name="ce2521" office:value-type="string" calcext:value-type="string" table:number-columns-spanned="2" table:number-rows-spanned="1">
            <text:p>KP</text:p>
          </table:table-cell>
          <table:covered-table-cell table:style-name="ce2521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49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4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4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49"/>
          <table:table-cell table:number-columns-repeated="2" table:style-name="ce2324" office:value-type="float" office:value="1" calcext:value-type="float">
            <text:p>1</text:p>
          </table:table-cell>
          <table:table-cell table:style-name="ce34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4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4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4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6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49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4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61" office:value-type="string" calcext:value-type="string">
            <text:p>Fok</text:p>
          </table:table-cell>
          <table:table-cell table:style-name="ce256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4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8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4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4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49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4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49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4" table:number-columns-repeated="16351"/>
        </table:table-row>
        <table:table-row table:style-name="ro21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4"/>
          <table:table-cell table:style-name="ce258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4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61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81"/>
          <table:table-cell table:number-columns-repeated="12"/>
          <table:table-cell table:style-name="ce34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6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81" table:content-validation-name="val28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81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4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81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81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81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13">
          <table:table-cell/>
          <table:table-cell table:style-name="ce2448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32" table:number-columns-repeated="3"/>
          <table:table-cell table:style-name="ce2581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32"/>
          <table:table-cell table:style-name="ce2581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506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48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61" table:content-validation-name="val222" office:value-type="string" calcext:value-type="string">
            <text:p>Fok</text:p>
          </table:table-cell>
          <table:table-cell table:style-name="ce2561" table:content-validation-name="val222" office:value-type="string" calcext:value-type="string">
            <text:p>Bónusz</text:p>
          </table:table-cell>
          <table:table-cell table:style-name="ce525"/>
          <table:table-cell table:style-name="ce34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4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49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4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4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2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61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7">
          <table:table-cell/>
          <table:table-cell table:style-name="ce2448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2448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4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2448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4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25">
          <table:table-cell/>
          <table:table-cell table:style-name="ce34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506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2"/>
          <table:table-cell table:style-name="ce2507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67" office:value-type="string" calcext:value-type="string">
            <text:p>k100</text:p>
          </table:table-cell>
          <table:table-cell/>
          <table:table-cell table:style-name="ce34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4" table:number-columns-repeated="16351"/>
        </table:table-row>
        <table:table-row table:style-name="ro17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4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67" office:value-type="float" office:value="5" calcext:value-type="float">
            <text:p>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67" office:value-type="float" office:value="8" calcext:value-type="float">
            <text:p>8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67" office:value-type="float" office:value="8" calcext:value-type="float">
            <text:p>8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67" office:value-type="float" office:value="15" calcext:value-type="float">
            <text:p>1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67" table:content-validation-name="val28" office:value-type="float" office:value="20" calcext:value-type="float">
            <text:p>2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49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67" table:content-validation-name="val28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32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56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67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83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56" table:content-validation-name="val28" office:value-type="float" office:value="0" calcext:value-type="float">
            <text:p>0</text:p>
          </table:table-cell>
          <table:table-cell table:style-name="ce2567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83" table:content-validation-name="val28" office:value-type="float" office:value="5" calcext:value-type="float">
            <text:p>5</text:p>
          </table:table-cell>
          <table:table-cell table:style-name="ce2483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70" table:content-validation-name="val28" office:value-type="float" office:value="0" calcext:value-type="float">
            <text:p>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83" table:content-validation-name="val28" office:value-type="float" office:value="10" calcext:value-type="float">
            <text:p>10</text:p>
          </table:table-cell>
          <table:table-cell table:style-name="ce2483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67" table:content-validation-name="val28" office:value-type="float" office:value="2" calcext:value-type="float">
            <text:p>2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83" table:content-validation-name="val28" office:value-type="float" office:value="15" calcext:value-type="float">
            <text:p>15</text:p>
          </table:table-cell>
          <table:table-cell table:style-name="ce2483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67" table:content-validation-name="val28" office:value-type="float" office:value="5" calcext:value-type="float">
            <text:p>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10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67" table:content-validation-name="val28" office:value-type="float" office:value="10" calcext:value-type="float">
            <text:p>1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56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67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32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67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456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87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87" table:content-validation-name="val28"/>
          <table:table-cell table:style-name="ce2487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67" office:value-type="float" office:value="2" calcext:value-type="float">
            <text:p>2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87" table:content-validation-name="val28" office:value-type="string" calcext:value-type="string">
            <text:p>Szúró</text:p>
          </table:table-cell>
          <table:table-cell table:style-name="ce2487" table:content-validation-name="val28" office:value-type="string" calcext:value-type="string">
            <text:p>Vágó</text:p>
          </table:table-cell>
          <table:table-cell table:style-name="ce2487" table:content-validation-name="val28" office:value-type="string" calcext:value-type="string">
            <text:p>Zúzó</text:p>
          </table:table-cell>
          <table:table-cell table:style-name="ce2487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67" office:value-type="float" office:value="7" calcext:value-type="float">
            <text:p>7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67" office:value-type="float" office:value="6" calcext:value-type="float">
            <text:p>6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67" office:value-type="float" office:value="5" calcext:value-type="float">
            <text:p>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67" office:value-type="float" office:value="3" calcext:value-type="float">
            <text:p>3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67" office:value-type="float" office:value="1" calcext:value-type="float">
            <text:p>1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70" office:value-type="float" office:value="0" calcext:value-type="float">
            <text:p>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67" office:value-type="float" office:value="-2" calcext:value-type="float">
            <text:p>-2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67" office:value-type="float" office:value="-3" calcext:value-type="float">
            <text:p>-3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456" table:content-validation-name="val28" office:value-type="string" calcext:value-type="string">
            <text:p>Fémalapanyag</text:p>
          </table:table-cell>
          <table:table-cell table:style-name="ce2487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67" office:value-type="float" office:value="-3" calcext:value-type="float">
            <text:p>-3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67" office:value-type="float" office:value="-5" calcext:value-type="float">
            <text:p>-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56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67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56" office:value-type="float" office:value="0" calcext:value-type="float">
            <text:p>0</text:p>
          </table:table-cell>
          <table:table-cell table:style-name="ce2567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56" office:value-type="float" office:value="1" calcext:value-type="float">
            <text:p>1</text:p>
          </table:table-cell>
          <table:table-cell table:style-name="ce2570" office:value-type="float" office:value="0" calcext:value-type="float">
            <text:p>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70" office:value-type="float" office:value="2" calcext:value-type="float">
            <text:p>2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67" office:value-type="float" office:value="3" calcext:value-type="float">
            <text:p>3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67" office:value-type="float" office:value="6" calcext:value-type="float">
            <text:p>6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67" office:value-type="float" office:value="15" calcext:value-type="float">
            <text:p>1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67" office:value-type="float" office:value="15" calcext:value-type="float">
            <text:p>1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67" office:value-type="float" office:value="99" calcext:value-type="float">
            <text:p>99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500" table:content-validation-name="val219" office:value-type="string" calcext:value-type="string">
            <text:p>TÉ</text:p>
          </table:table-cell>
          <table:table-cell table:style-name="ce2508" table:content-validation-name="val219" office:value-type="string" calcext:value-type="string">
            <text:p>VÉ</text:p>
          </table:table-cell>
          <table:table-cell table:number-columns-repeated="8"/>
          <table:table-cell table:style-name="ce2556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67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92" table:content-validation-name="val219" table:formula="of:=VLOOKUP([.$C81];harcmodorok;2)" office:value-type="float" office:value="-9" calcext:value-type="float">
            <text:p>-9</text:p>
          </table:table-cell>
          <table:table-cell table:style-name="ce2492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56" table:number-columns-repeated="2"/>
          <table:table-cell table:style-name="ce2556" office:value-type="float" office:value="0" calcext:value-type="float">
            <text:p>0</text:p>
          </table:table-cell>
          <table:table-cell table:style-name="ce2567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92" table:content-validation-name="val219" table:formula="of:=VLOOKUP([.$C82];harcmodorok;2)" office:value-type="float" office:value="3" calcext:value-type="float">
            <text:p>3</text:p>
          </table:table-cell>
          <table:table-cell table:style-name="ce2492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70" office:value-type="float" office:value="0" calcext:value-type="float">
            <text:p>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92" table:content-validation-name="val219" table:formula="of:=VLOOKUP([.$C83];harcmodorok;2)" office:value-type="float" office:value="6" calcext:value-type="float">
            <text:p>6</text:p>
          </table:table-cell>
          <table:table-cell table:style-name="ce2492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92" table:content-validation-name="val219" table:formula="of:=VLOOKUP([.$C84];harcmodorok;2)" office:value-type="float" office:value="9" calcext:value-type="float">
            <text:p>9</text:p>
          </table:table-cell>
          <table:table-cell table:style-name="ce2492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46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500" table:content-validation-name="val109" office:value-type="string" calcext:value-type="string">
            <text:p>TÉ</text:p>
          </table:table-cell>
          <table:table-cell table:style-name="ce2508" table:content-validation-name="val109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92" office:value-type="float" office:value="0" calcext:value-type="float">
            <text:p>0</text:p>
          </table:table-cell>
          <table:table-cell table:number-columns-repeated="2" table:style-name="ce2492" table:content-validation-name="val109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92" office:value-type="float" office:value="6" calcext:value-type="float">
            <text:p>6</text:p>
          </table:table-cell>
          <table:table-cell table:number-columns-repeated="2" table:style-name="ce2492" table:content-validation-name="val109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92" office:value-type="float" office:value="9" calcext:value-type="float">
            <text:p>9</text:p>
          </table:table-cell>
          <table:table-cell table:number-columns-repeated="2" table:style-name="ce2492" table:content-validation-name="val109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4"/>
          <table:table-cell table:style-name="ce1299" table:number-columns-repeated="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4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4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4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4" table:number-columns-repeated="16351"/>
        </table:table-row>
        <table:table-row table:style-name="ro4" table:number-rows-repeated="3">
          <table:table-cell table:number-columns-repeated="33"/>
          <table:table-cell table:style-name="ce34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4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4" table:number-columns-repeated="16351"/>
        </table:table-row>
        <table:table-row table:style-name="ro4" table:number-rows-repeated="30">
          <table:table-cell table:number-columns-repeated="33"/>
          <table:table-cell table:style-name="ce34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4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10"/>
          <table:table-cell table:style-name="ce5" table:number-columns-repeated="3"/>
          <table:table-cell table:number-columns-repeated="24"/>
          <table:table-cell table:style-name="ce34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10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4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10"/>
          <table:table-cell table:style-name="ce5" table:number-columns-repeated="6"/>
          <table:table-cell table:style-name="ce2336"/>
          <table:table-cell table:number-columns-repeated="20"/>
          <table:table-cell table:style-name="ce34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10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4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4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4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4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4" table:number-columns-repeated="16351"/>
        </table:table-row>
        <table:table-row table:style-name="ro4" table:number-rows-repeated="983089">
          <table:table-cell table:number-columns-repeated="33"/>
          <table:table-cell table:style-name="ce34" table:number-columns-repeated="16351"/>
        </table:table-row>
        <table:table-row table:style-name="ro4">
          <table:table-cell table:number-columns-repeated="33"/>
          <table:table-cell table:style-name="ce34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94:Harcértékek.C94">
            <calcext:condition calcext:apply-style-name="Piros_háttér" calcext:value="&gt;[$Harcértékek.$B$94]" calcext:base-cell-address="Harcértékek.C94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28" table:default-cell-style-name="ce34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3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4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00.00.00</text:date>, <text:time style:data-style-name="N2" text:time-value="17:25:54.89119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14T17:44:21.740617000</dc:date>
    <meta:editing-cycles>1475</meta:editing-cycles>
    <meta:editing-duration>P13DT2H51M23S</meta:editing-duration>
    <meta:document-statistic meta:table-count="12" meta:cell-count="5241" meta:object-count="0"/>
    <meta:user-defined meta:name="Author">Fekete Bálint (Kaktusztea, Ailtas)</meta:user-defined>
    <meta:user-defined meta:name="Szerepjáték">Szilánk RPG</meta:user-defined>
  </office:meta>
</office:document-meta>
</file>